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4.71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152cm"/>
    </style:style>
    <style:style style:name="co20" style:family="table-column">
      <style:table-column-properties fo:break-before="auto" style:column-width="0.988cm"/>
    </style:style>
    <style:style style:name="co21" style:family="table-column">
      <style:table-column-properties fo:break-before="auto" style:column-width="6.735cm"/>
    </style:style>
    <style:style style:name="co22" style:family="table-column">
      <style:table-column-properties fo:break-before="auto" style:column-width="6.262cm"/>
    </style:style>
    <style:style style:name="co23" style:family="table-column">
      <style:table-column-properties fo:break-before="auto" style:column-width="1.478cm"/>
    </style:style>
    <style:style style:name="co24" style:family="table-column">
      <style:table-column-properties fo:break-before="auto" style:column-width="0.626cm"/>
    </style:style>
    <style:style style:name="co25" style:family="table-column">
      <style:table-column-properties fo:break-before="auto" style:column-width="5.373cm"/>
    </style:style>
    <style:style style:name="co26" style:family="table-column">
      <style:table-column-properties fo:break-before="auto" style:column-width="0.743cm"/>
    </style:style>
    <style:style style:name="co27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0.961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3.14cm"/>
    </style:style>
    <style:style style:name="co31" style:family="table-column">
      <style:table-column-properties fo:break-before="auto" style:column-width="7.47cm"/>
    </style:style>
    <style:style style:name="co32" style:family="table-column">
      <style:table-column-properties fo:break-before="auto" style:column-width="1.506cm"/>
    </style:style>
    <style:style style:name="co33" style:family="table-column">
      <style:table-column-properties fo:break-before="auto" style:column-width="2.813cm"/>
    </style:style>
    <style:style style:name="co34" style:family="table-column">
      <style:table-column-properties fo:break-before="auto" style:column-width="2.731cm"/>
    </style:style>
    <style:style style:name="co35" style:family="table-column">
      <style:table-column-properties fo:break-before="auto" style:column-width="1.233cm"/>
    </style:style>
    <style:style style:name="co36" style:family="table-column">
      <style:table-column-properties fo:break-before="auto" style:column-width="3.785cm"/>
    </style:style>
    <style:style style:name="co37" style:family="table-column">
      <style:table-column-properties fo:break-before="auto" style:column-width="0.771cm"/>
    </style:style>
    <style:style style:name="co38" style:family="table-column">
      <style:table-column-properties fo:break-before="auto" style:column-width="0.497cm"/>
    </style:style>
    <style:style style:name="co39" style:family="table-column">
      <style:table-column-properties fo:break-before="auto" style:column-width="6.189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2.323cm"/>
    </style:style>
    <style:style style:name="co42" style:family="table-column">
      <style:table-column-properties fo:break-before="auto" style:column-width="1.097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1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2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="0.74pt solid #000000"/>
      <style:text-properties fo:font-size="11pt" style:font-size-asian="11pt" style:font-size-complex="11pt"/>
      <style:map style:condition="is-true-formula([.$N2]=&quot;used&quot;)" style:apply-style-name="Warning" style:base-cell-address="Sheet1.A2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N2]=&quot;used&quot;)" style:apply-style-name="Warning" style:base-cell-address="Sheet1.A2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N2]=&quot;used&quot;)" style:apply-style-name="Warning" style:base-cell-address="Sheet1.A2"/>
    </style:style>
    <style:style style:name="ce14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N2]=&quot;used&quot;)" style:apply-style-name="Warning" style:base-cell-address="Sheet1.A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0">
      <style:text-properties fo:font-size="12pt" style:font-size-asian="12pt" style:font-size-complex="12pt"/>
    </style:style>
    <style:style style:name="ce30" style:family="table-cell" style:parent-style-name="Default" style:data-style-name="N42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4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2"/>
        <table:table-column table:style-name="co2" table:default-cell-style-name="ce14"/>
        <table:table-column table:style-name="co3" table:default-cell-style-name="ce14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4"/>
        <table:table-column table:style-name="co8" table:default-cell-style-name="ce14"/>
        <table:table-column table:style-name="co4" table:default-cell-style-name="ce14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1010" table:default-cell-style-name="ce9"/>
        <table:table-header-rows>
          <table:table-row table:style-name="ro1">
            <table:table-cell table:style-name="ce7" office:value-type="string" calcext:value-type="string">
              <text:p>log</text:p>
            </table:table-cell>
            <table:table-cell table:style-name="ce10" office:value-type="string" calcext:value-type="string">
              <text:p>#</text:p>
            </table:table-cell>
            <table:table-cell table:style-name="ce10" office:value-type="string" calcext:value-type="string">
              <text:p>Fish species</text:p>
            </table:table-cell>
            <table:table-cell table:style-name="ce10" office:value-type="string" calcext:value-type="string">
              <text:p>Fishing spot name</text:p>
            </table:table-cell>
            <table:table-cell table:style-name="ce10" office:value-type="string" calcext:value-type="string">
              <text:p>year</text:p>
            </table:table-cell>
            <table:table-cell table:style-name="ce10" office:value-type="string" calcext:value-type="string">
              <text:p>month</text:p>
            </table:table-cell>
            <table:table-cell table:style-name="ce10" office:value-type="string" calcext:value-type="string">
              <text:p>day</text:p>
            </table:table-cell>
            <table:table-cell table:style-name="ce10" office:value-type="string" calcext:value-type="string">
              <text:p>Pattern name</text:p>
            </table:table-cell>
            <table:table-cell table:style-name="ce10" office:value-type="string" calcext:value-type="string">
              <text:p>Pattern color</text:p>
            </table:table-cell>
            <table:table-cell table:style-name="ce10" office:value-type="string" calcext:value-type="string">
              <text:p>temp</text:p>
            </table:table-cell>
            <table:table-cell table:style-name="ce7" office:value-type="string" calcext:value-type="string">
              <text:p>Lake#</text:p>
            </table:table-cell>
            <table:table-cell table:style-name="ce7" office:value-type="string" calcext:value-type="string">
              <text:p>Flys#</text:p>
            </table:table-cell>
            <table:table-cell table:style-name="ce7" office:value-type="string" calcext:value-type="string">
              <text:p>fish#</text:p>
            </table:table-cell>
            <table:table-cell table:style-name="ce7"/>
            <table:table-cell table:style-name="ce17" table:number-columns-repeated="1009"/>
          </table:table-row>
        </table:table-header-rows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13" table:number-columns-repeated="2"/>
          <table:table-cell table:style-name="ce11" table:number-columns-repeated="3"/>
          <table:table-cell table:style-name="ce13" table:number-columns-repeated="3"/>
          <table:table-cell table:style-name="ce15" table:number-columns-repeated="3"/>
          <table:table-cell table:style-name="ce8" table:formula="of:=IF(COUNTIF([$working.B$1:$working.B$1048576];[.A2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hickakoo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Scud</text:p>
          </table:table-cell>
          <table:table-cell table:style-name="ce13" office:value-type="string" calcext:value-type="string">
            <text:p>Dun</text:p>
          </table:table-cell>
          <table:table-cell table:style-name="ce13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Mitchell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Blue Dun</text:p>
          </table:table-cell>
          <table:table-cell table:style-name="ce13" table:number-columns-repeated="2"/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Mitchell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Green Drake</text:p>
          </table:table-cell>
          <table:table-cell table:style-name="ce13" table:number-columns-repeated="2"/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Mitchell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Mosquito</text:p>
          </table:table-cell>
          <table:table-cell table:style-name="ce13" table:number-columns-repeated="2"/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Boyle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Star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Dun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Doc Spratley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1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rown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formula="of:=IF(COUNTIF([$working.B$1:$working.B$1048576];[.A1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16.5" calcext:value-type="float">
            <text:p>16.5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1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E/C Caddis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Boulder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2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 office:value-type="string" calcext:value-type="string">
            <text:p>White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2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/>
          <table:table-cell table:style-name="ce13" office:value-type="float" office:value="12.5" calcext:value-type="float">
            <text:p>12.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Boulder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2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Attractor</text:p>
          </table:table-cell>
          <table:table-cell table:style-name="ce13" office:value-type="string" calcext:value-type="string">
            <text:p>Green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3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ass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 office:value-type="string" calcext:value-type="string">
            <text:p>Peacock</text:p>
          </table:table-cell>
          <table:table-cell table:style-name="ce13" office:value-type="float" office:value="3.5" calcext:value-type="float">
            <text:p>3.5</text:p>
          </table:table-cell>
          <table:table-cell table:style-name="ce15" office:value-type="float" office:value="99" calcext:value-type="float">
            <text:p>9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3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Len Thompson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3.5" calcext:value-type="float">
            <text:p>3.5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3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Len Thompson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3.5" calcext:value-type="float">
            <text:p>3.5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3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6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Blob</text:p>
          </table:table-cell>
          <table:table-cell table:style-name="ce13" office:value-type="string" calcext:value-type="string">
            <text:p>Chartreuse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7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CDC Spinner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FAB</text:p>
          </table:table-cell>
          <table:table-cell table:style-name="ce13" office:value-type="string" calcext:value-type="string">
            <text:p>Chartreuse</text:p>
          </table:table-cell>
          <table:table-cell table:style-name="ce13" office:value-type="float" office:value="13" calcext:value-type="float">
            <text:p>13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Blob</text:p>
          </table:table-cell>
          <table:table-cell table:style-name="ce13" office:value-type="string" calcext:value-type="string">
            <text:p>Chartreuse</text:p>
          </table:table-cell>
          <table:table-cell table:style-name="ce13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1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Chironomid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Chironomid</text:p>
          </table:table-cell>
          <table:table-cell table:style-name="ce13" office:value-type="string" calcext:value-type="string">
            <text:p>Red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Cormorant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FAB</text:p>
          </table:table-cell>
          <table:table-cell table:style-name="ce13" office:value-type="string" calcext:value-type="string">
            <text:p>Orange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10.7" calcext:value-type="float">
            <text:p>10.7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6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Boyle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Prince Nymph</text:p>
          </table:table-cell>
          <table:table-cell table:style-name="ce13" table:number-columns-repeated="2"/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Grizzly Damsel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dams Parachute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Gold Ribbed Hare's Ear</text:p>
          </table:table-cell>
          <table:table-cell table:style-name="ce13"/>
          <table:table-cell table:style-name="ce13" office:value-type="float" office:value="16.9" calcext:value-type="float">
            <text:p>16.9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Gold Ribbed Hare's Ear</text:p>
          </table:table-cell>
          <table:table-cell table:style-name="ce13" office:value-type="string" calcext:value-type="string">
            <text:p>Red</text:p>
          </table:table-cell>
          <table:table-cell table:style-name="ce13" office:value-type="float" office:value="16.4" calcext:value-type="float">
            <text:p>16.4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Mosquito</text:p>
          </table:table-cell>
          <table:table-cell table:style-name="ce13"/>
          <table:table-cell table:style-name="ce13" office:value-type="float" office:value="16.4" calcext:value-type="float">
            <text:p>16.4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Pheasant Tail</text:p>
          </table:table-cell>
          <table:table-cell table:style-name="ce13"/>
          <table:table-cell table:style-name="ce13" office:value-type="float" office:value="18.5" calcext:value-type="float">
            <text:p>18.5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Prince Nymph</text:p>
          </table:table-cell>
          <table:table-cell table:style-name="ce13" table:number-columns-repeated="2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Nordegg Borrow Pit East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Dragon Fly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Nordegg Borrow Pit East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Kazakawich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Nordegg Borrow Pit East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Water Boatman</text:p>
          </table:table-cell>
          <table:table-cell table:style-name="ce13" office:value-type="string" calcext:value-type="string">
            <text:p>Black</text:p>
          </table:table-cell>
          <table:table-cell table:style-name="ce13"/>
          <table:table-cell table:style-name="ce15" office:value-type="float" office:value="193" calcext:value-type="float">
            <text:p>19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5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Struble Lake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Kazakawich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Twin Lakes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Emerger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7" calcext:value-type="float">
            <text:p>17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Dragon Fly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ay Lakes (Telegraph Park)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6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Dragon Fly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6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A2:Sheet1.N65">
            <calcext:condition calcext:apply-style-name="Warning" calcext:value="formula-is([.$N2]=&quot;used&quot;)" calcext:base-cell-address="Sheet1.A2"/>
          </calcext:conditional-format>
        </calcext:conditional-formats>
      </table:table>
      <table:table table:name="csv" table:style-name="ta1">
        <table:table-column table:style-name="co12" table:default-cell-style-name="ce12"/>
        <table:table-column table:style-name="co13" table:default-cell-style-name="ce14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4" table:default-cell-style-name="ce9"/>
        <table:table-column table:style-name="co20" table:default-cell-style-name="ce9"/>
        <table:table-column table:style-name="co11" table:number-columns-repeated="1014" table:default-cell-style-name="ce9"/>
        <table:table-row table:style-name="ro2">
          <table:table-cell table:style-name="ce18" office:value-type="string" calcext:value-type="string">
            <text:p>#</text:p>
          </table:table-cell>
          <table:table-cell table:style-name="ce20" office:value-type="string" calcext:value-type="string">
            <text:p>Fishing spot name</text:p>
          </table:table-cell>
          <table:table-cell table:style-name="ce18" office:value-type="string" calcext:value-type="string">
            <text:p>Date year</text:p>
          </table:table-cell>
          <table:table-cell table:style-name="ce18" office:value-type="string" calcext:value-type="string">
            <text:p>Date month</text:p>
          </table:table-cell>
          <table:table-cell table:style-name="ce18" office:value-type="string" calcext:value-type="string">
            <text:p>day</text:p>
          </table:table-cell>
          <table:table-cell table:style-name="ce20" office:value-type="string" calcext:value-type="string">
            <text:p>Pattern name</text:p>
          </table:table-cell>
          <table:table-cell table:style-name="ce20" office:value-type="string" calcext:value-type="string">
            <text:p>Pattern color</text:p>
          </table:table-cell>
          <table:table-cell table:style-name="ce20" office:value-type="string" calcext:value-type="string">
            <text:p><text:s/>temp</text:p>
          </table:table-cell>
          <table:table-cell table:style-name="ce22" office:value-type="string" calcext:value-type="string">
            <text:p>Lake</text:p>
          </table:table-cell>
          <table:table-cell table:style-name="ce22" office:value-type="string" calcext:value-type="string">
            <text:p>Fish</text:p>
          </table:table-cell>
          <table:table-cell office:value-type="string" calcext:value-type="string">
            <text:p>fly</text:p>
          </table:table-cell>
          <table:table-cell table:number-columns-repeated="1013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hickakoo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21" office:value-type="string" calcext:value-type="string">
            <text:p>Mitchell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Blue Dun</text:p>
          </table:table-cell>
          <table:table-cell table:style-name="ce21" office:value-type="string" calcext:value-type="string">
            <text:p>blue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21" office:value-type="string" calcext:value-type="string">
            <text:p>Mitchell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Green Drake</text:p>
          </table:table-cell>
          <table:table-cell table:style-name="ce21" table:number-columns-repeated="2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21" office:value-type="string" calcext:value-type="string">
            <text:p>Mitchell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Mosquito</text:p>
          </table:table-cell>
          <table:table-cell table:style-name="ce21" table:number-columns-repeated="2"/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Scud</text:p>
          </table:table-cell>
          <table:table-cell table:style-name="ce21" office:value-type="string" calcext:value-type="string">
            <text:p>Dun</text:p>
          </table:table-cell>
          <table:table-cell table:style-name="ce21"/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Boyle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Star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table:number-columns-repeated="2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Dun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1" office:value-type="string" calcext:value-type="string">
            <text:p>Doc Spratley</text:p>
          </table:table-cell>
          <table:table-cell table:style-name="ce21" office:value-type="string" calcext:value-type="string">
            <text:p>Red</text:p>
          </table:table-cell>
          <table:table-cell table:style-name="ce21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table:number-columns-repeated="2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Gray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 office:value-type="string" calcext:value-type="string">
            <text:p>Olive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Blue-Winged Olive Parachute</text:p>
          </table:table-cell>
          <table:table-cell table:style-name="ce21" office:value-type="string" calcext:value-type="string">
            <text:p>blue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Blue-Winged Olive Parachute</text:p>
          </table:table-cell>
          <table:table-cell table:style-name="ce21" office:value-type="string" calcext:value-type="string">
            <text:p>blue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Blue-Winged Olive Parachute</text:p>
          </table:table-cell>
          <table:table-cell table:style-name="ce21" office:value-type="string" calcext:value-type="string">
            <text:p>Olive</text:p>
          </table:table-cell>
          <table:table-cell table:style-name="ce21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E/C Caddis</text:p>
          </table:table-cell>
          <table:table-cell table:style-name="ce21" table:number-columns-repeated="2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/>
          <table:table-cell table:style-name="ce21" office:value-type="float" office:value="16.5" calcext:value-type="float">
            <text:p>16.5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21" office:value-type="string" calcext:value-type="string">
            <text:p>Blue-Winged Olive Parachute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12.5" calcext:value-type="float">
            <text:p>12.5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float" office:value="12" calcext:value-type="float">
            <text:p>12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21" office:value-type="string" calcext:value-type="string">
            <text:p>Boulder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/>
          <table:table-cell table:style-name="ce21" office:value-type="float" office:value="17" calcext:value-type="float">
            <text:p>17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Boulder Lak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/>
          <table:table-cell table:style-name="ce21" office:value-type="float" office:value="17" calcext:value-type="float">
            <text:p>17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Attractor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Len Thompson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float" office:value="3.5" calcext:value-type="float">
            <text:p>3.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Len Thompson Pond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float" office:value="3.5" calcext:value-type="float">
            <text:p>3.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Hasse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 office:value-type="string" calcext:value-type="string">
            <text:p>Peacock</text:p>
          </table:table-cell>
          <table:table-cell table:style-name="ce21" office:value-type="float" office:value="3.5" calcext:value-type="float">
            <text:p>3.5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Woolly Worm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lack</text:p>
          </table:table-cell>
          <table:table-cell table:style-name="ce21"/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Adams</text:p>
          </table:table-cell>
          <table:table-cell table:style-name="ce21" office:value-type="string" calcext:value-type="string">
            <text:p>Olive</text:p>
          </table:table-cell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Blob</text:p>
          </table:table-cell>
          <table:table-cell table:style-name="ce21" office:value-type="string" calcext:value-type="string">
            <text:p>Chartreuse</text:p>
          </table:table-cell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Blob</text:p>
          </table:table-cell>
          <table:table-cell table:style-name="ce21" office:value-type="string" calcext:value-type="string">
            <text:p>Chartreuse</text:p>
          </table:table-cell>
          <table:table-cell table:style-name="ce21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CDC Spinner</text:p>
          </table:table-cell>
          <table:table-cell table:style-name="ce21" office:value-type="string" calcext:value-type="string">
            <text:p>Olive</text:p>
          </table:table-cell>
          <table:table-cell table:style-name="ce21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Chironomid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Chironomid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Cormorant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float" office:value="12" calcext:value-type="float">
            <text:p>12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FAB</text:p>
          </table:table-cell>
          <table:table-cell table:style-name="ce21" office:value-type="string" calcext:value-type="string">
            <text:p>Orange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FAB</text:p>
          </table:table-cell>
          <table:table-cell table:style-name="ce21" office:value-type="string" calcext:value-type="string">
            <text:p>Chartreuse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float" office:value="10.7" calcext:value-type="float">
            <text:p>10.7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Adams Parachute</text:p>
          </table:table-cell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Nordegg Borrow Pit East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Dragon Fly</text:p>
          </table:table-cell>
          <table:table-cell table:style-name="ce21" office:value-type="string" calcext:value-type="string">
            <text:p>Olive</text:p>
          </table:table-cell>
          <table:table-cell table:style-name="ce21"/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Twin Lakes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Emerger</text:p>
          </table:table-cell>
          <table:table-cell table:style-name="ce21" office:value-type="string" calcext:value-type="string">
            <text:p>Olive</text:p>
          </table:table-cell>
          <table:table-cell table:style-name="ce21" office:value-type="float" office:value="17" calcext:value-type="float">
            <text:p>17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Gold Ribbed Hare's Ear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float" office:value="16.4" calcext:value-type="float">
            <text:p>16.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Gold Ribbed Hare's Ear</text:p>
          </table:table-cell>
          <table:table-cell table:style-name="ce21"/>
          <table:table-cell table:style-name="ce21" office:value-type="float" office:value="16.9" calcext:value-type="float">
            <text:p>16.9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Grizzly Damsel</text:p>
          </table:table-cell>
          <table:table-cell table:style-name="ce21" office:value-type="string" calcext:value-type="string">
            <text:p>Olive</text:p>
          </table:table-cell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Nordegg Borrow Pit East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Kazakawich</text:p>
          </table:table-cell>
          <table:table-cell table:style-name="ce21" office:value-type="string" calcext:value-type="string">
            <text:p>Red</text:p>
          </table:table-cell>
          <table:table-cell table:style-name="ce21"/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21" office:value-type="string" calcext:value-type="string">
            <text:p>Struble Lake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Kazakawich</text:p>
          </table:table-cell>
          <table:table-cell table:style-name="ce21" office:value-type="string" calcext:value-type="string">
            <text:p>Red</text:p>
          </table:table-cell>
          <table:table-cell table:style-name="ce21"/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Mosquito</text:p>
          </table:table-cell>
          <table:table-cell table:style-name="ce21"/>
          <table:table-cell table:style-name="ce21" office:value-type="float" office:value="16.4" calcext:value-type="float">
            <text:p>16.4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Pheasant Tail</text:p>
          </table:table-cell>
          <table:table-cell table:style-name="ce21"/>
          <table:table-cell table:style-name="ce21" office:value-type="float" office:value="18.5" calcext:value-type="float">
            <text:p>18.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Boyle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Prince Nymph</text:p>
          </table:table-cell>
          <table:table-cell table:style-name="ce21" table:number-columns-repeated="2"/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Hermitage Park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Prince Nymph</text:p>
          </table:table-cell>
          <table:table-cell table:style-name="ce21" table:number-columns-repeated="2"/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Nordegg Borrow Pit East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1" office:value-type="string" calcext:value-type="string">
            <text:p>Water Boatman</text:p>
          </table:table-cell>
          <table:table-cell table:style-name="ce21" office:value-type="string" calcext:value-type="string">
            <text:p>Black</text:p>
          </table:table-cell>
          <table:table-cell table:style-name="ce21"/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Dragon Fly</text:p>
          </table:table-cell>
          <table:table-cell table:style-name="ce21" office:value-type="string" calcext:value-type="string">
            <text:p>Olive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Dragon Fly</text:p>
          </table:table-cell>
          <table:table-cell table:style-name="ce21" office:value-type="string" calcext:value-type="string">
            <text:p>Olive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Cardiff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Fort Lions Community Fish Pond, AB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1" office:value-type="string" calcext:value-type="string">
            <text:p>Micro Leach</text:p>
          </table:table-cell>
          <table:table-cell table:style-name="ce21" office:value-type="string" calcext:value-type="string">
            <text:p>Black</text:p>
          </table:table-cell>
          <table:table-cell table:style-name="ce21"/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kes" table:style-name="ta1">
        <table:table-column table:style-name="co21" table:default-cell-style-name="ce21"/>
        <table:table-column table:style-name="co11" table:default-cell-style-name="ce22"/>
        <table:table-row table:style-name="ro3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oulder Lake, A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yle Pond, A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diff, A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ickakoo Lake, A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rt Lions Community Fish Pond, AB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sse, AB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rmitage Park Pond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n Thompson Pond, AB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itchell Lake, AB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Nordegg Borrow Pit East, AB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tar Lake, AB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truble Lake, AB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win Lakes, AB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5" office:value-type="string" calcext:value-type="string">
            <text:p>Hay Lakes (Telegraph Park), AB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number-rows-repeated="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ly" table:style-name="ta1">
        <table:table-column table:style-name="co22" table:default-cell-style-name="ce14"/>
        <table:table-column table:style-name="co11" table:default-cell-style-name="ce9"/>
        <table:table-row table:style-name="ro1">
          <table:table-cell table:style-name="ce20" office:value-type="string" calcext:value-type="string">
            <text:p>Pattern nam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table:style-name="ce21" office:value-type="string" calcext:value-type="string">
            <text:p>Adams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1" office:value-type="string" calcext:value-type="string">
            <text:p>Attract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1" office:value-type="string" calcext:value-type="string">
            <text:p>Blo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1" office:value-type="string" calcext:value-type="string">
            <text:p>Blue D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1" office:value-type="string" calcext:value-type="string">
            <text:p>Blue-Winged Olive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1" office:value-type="string" calcext:value-type="string">
            <text:p>CDC Spinn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1" office:value-type="string" calcext:value-type="string">
            <text:p>Chironomi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1" office:value-type="string" calcext:value-type="string">
            <text:p>Cormora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1" office:value-type="string" calcext:value-type="string">
            <text:p>Doc Spratle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1" office:value-type="string" calcext:value-type="string">
            <text:p>Dragon Fl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1" office:value-type="string" calcext:value-type="string">
            <text:p>E/C Cadd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1" office:value-type="string" calcext:value-type="string">
            <text:p>Emerg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1" office:value-type="string" calcext:value-type="string">
            <text:p>FA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1" office:value-type="string" calcext:value-type="string">
            <text:p>Gold Ribbed Hare's 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1" office:value-type="string" calcext:value-type="string">
            <text:p>Green Drak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1" office:value-type="string" calcext:value-type="string">
            <text:p>Grizzly Damse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1" office:value-type="string" calcext:value-type="string">
            <text:p>Kazakawi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1" office:value-type="string" calcext:value-type="string">
            <text:p>Micro Lea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string" calcext:value-type="string">
            <text:p>Mosquit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1" office:value-type="string" calcext:value-type="string">
            <text:p>Pheasant T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1" office:value-type="string" calcext:value-type="string">
            <text:p>Prince Nymp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1" office:value-type="string" calcext:value-type="string">
            <text:p>Scu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1" office:value-type="string" calcext:value-type="string">
            <text:p>Water Boat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dams</text:p>
          </table:table-cell>
          <table:table-cell/>
        </table:table-row>
        <table:table-row table:style-name="ro1" table:number-rows-repeated="37">
          <table:table-cell table:style-name="ce21"/>
          <table:table-cell/>
        </table:table-row>
        <table:table-row table:style-name="ro1" table:number-rows-repeated="104851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5" table:style-name="ta1">
        <table:table-column table:style-name="co21" table:default-cell-style-name="ce21"/>
        <table:table-column table:style-name="co23" table:default-cell-style-name="ce22"/>
        <table:table-column table:style-name="co24" table:default-cell-style-name="Default"/>
        <table:table-column table:style-name="co25" table:default-cell-style-name="ce21"/>
        <table:table-column table:style-name="co26" table:default-cell-style-name="ce9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number</text:p>
          </table:table-cell>
          <table:table-cell/>
          <table:table-cell table:style-name="ce20" office:value-type="string" calcext:value-type="string">
            <text:p>Pattern nam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Boulder Lake, A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dams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yle Pond, A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ttract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diff, AB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lo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ickakoo Lake, AB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lue D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rt Lions Community Fish Pond, AB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Blue-Winged Olive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sse, AB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DC Spinn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ermitage Park Pond, AB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hironomi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n Thompson Pond, AB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Cormora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tchell Lake, AB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Doc Spratle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rdegg Borrow Pit East, AB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Dragon Fl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ar Lake, AB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E/C Cadd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uble Lake, AB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Emerg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win Lakes, AB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FA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Hay Lakes (Telegraph Park), AB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Gold Ribbed Hare's 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reen Drak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rizzly Damse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Kazakawi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icro Lea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osquit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Pheasant T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Prince Nymp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cu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Water Boatma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orking" table:style-name="ta1"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8"/>
        <table:table-column table:style-name="co31" table:default-cell-style-name="ce28"/>
        <table:table-column table:style-name="co5" table:default-cell-style-name="ce24"/>
        <table:table-column table:style-name="co32" table:default-cell-style-name="ce24"/>
        <table:table-column table:style-name="co20" table:default-cell-style-name="ce24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30"/>
        <table:table-column table:style-name="co11" table:number-columns-repeated="1011" table:default-cell-style-name="ce28"/>
        <table:table-row table:style-name="ro4">
          <table:table-cell/>
          <table:table-cell table:style-name="ce25" office:value-type="string" calcext:value-type="string">
            <text:p>log</text:p>
          </table:table-cell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Fish species</text:p>
          </table:table-cell>
          <table:table-cell table:style-name="ce26" office:value-type="string" calcext:value-type="string">
            <text:p>Fishing spot nam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day</text:p>
          </table:table-cell>
          <table:table-cell table:style-name="ce26" office:value-type="string" calcext:value-type="string">
            <text:p>Pattern name</text:p>
          </table:table-cell>
          <table:table-cell table:style-name="ce26" office:value-type="string" calcext:value-type="string">
            <text:p>Pattern color</text:p>
          </table:table-cell>
          <table:table-cell table:style-name="ce26" office:value-type="string" calcext:value-type="string">
            <text:p>temp</text:p>
          </table:table-cell>
          <table:table-cell office:value-type="string" calcext:value-type="string">
            <text:p>Date</text:p>
          </table:table-cell>
          <table:table-cell table:style-name="ce17" office:value-type="string" calcext:value-type="string">
            <text:p>Lake#</text:p>
          </table:table-cell>
          <table:table-cell table:style-name="ce17" office:value-type="string" calcext:value-type="string">
            <text:p>Flys#</text:p>
          </table:table-cell>
          <table:table-cell table:style-name="ce17" office:value-type="string" calcext:value-type="string">
            <text:p>fish#</text:p>
          </table:table-cell>
          <table:table-cell table:number-columns-repeated="1008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OFFSET([$Sheet1.A$1];MATCH([.$A2];[$Sheet1.$A$1:$Sheet1.$A$1048576])-1;0)" office:value-type="float" office:value="44" calcext:value-type="float">
            <text:p>44</text:p>
          </table:table-cell>
          <table:table-cell table:formula="of:=OFFSET([$Sheet1.B$1];MATCH([.$A2];[$Sheet1.$A$1:$Sheet1.$A$1048576])-1;0)" office:value-type="float" office:value="10" calcext:value-type="float">
            <text:p>10</text:p>
          </table:table-cell>
          <table:table-cell table:style-name="ce27" table:formula="of:=OFFSET([$Sheet1.C$1];MATCH([.$A2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2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2];[$Sheet1.$A$1:$Sheet1.$A$1048576])-1;0)" office:value-type="float" office:value="2022" calcext:value-type="float">
            <text:p>2022</text:p>
          </table:table-cell>
          <table:table-cell table:formula="of:=OFFSET([$Sheet1.F$1];MATCH([.$A2];[$Sheet1.$A$1:$Sheet1.$A$1048576])-1;0)" office:value-type="float" office:value="5" calcext:value-type="float">
            <text:p>5</text:p>
          </table:table-cell>
          <table:table-cell table:formula="of:=OFFSET([$Sheet1.G$1];MATCH([.$A2];[$Sheet1.$A$1:$Sheet1.$A$1048576])-1;0)" office:value-type="float" office:value="28" calcext:value-type="float">
            <text:p>28</text:p>
          </table:table-cell>
          <table:table-cell table:style-name="ce27" table:formula="of:=OFFSET([$Sheet1.H$1];MATCH([.$A2];[$Sheet1.$A$1:$Sheet1.$A$1048576])-1;0)" office:value-type="string" office:string-value="Micro Leach" calcext:value-type="string">
            <text:p>Micro Leach</text:p>
          </table:table-cell>
          <table:table-cell table:style-name="ce27" table:formula="of:=OFFSET([$Sheet1.I$1];MATCH([.$A2];[$Sheet1.$A$1:$Sheet1.$A$1048576])-1;0)" office:value-type="string" office:string-value="Black" calcext:value-type="string">
            <text:p>Black</text:p>
          </table:table-cell>
          <table:table-cell table:style-name="ce24" table:formula="of:=OFFSET([$Sheet1.J$1];MATCH([.$A2];[$Sheet1.$A$1:$Sheet1.$A$1048576])-1;0)" office:value-type="float" office:value="10.7" calcext:value-type="float">
            <text:p>10.7</text:p>
          </table:table-cell>
          <table:table-cell table:formula="of:=DATE([.F2];[.G2];[.H2])" office:value-type="date" office:date-value="2022-05-28" calcext:value-type="date">
            <text:p>Sat, May 28, 22</text:p>
          </table:table-cell>
          <table:table-cell table:style-name="ce24" table:formula="of:=OFFSET([$Sheet1.K$1];MATCH([.$A2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2];[$Sheet1.$A$1:$Sheet1.$A$1048576])-1;0)" office:value-type="float" office:value="10" calcext:value-type="float">
            <text:p>10</text:p>
          </table:table-cell>
          <table:table-cell table:style-name="ce24" table:formula="of:=OFFSET([$Sheet1.M$1];MATCH([.$A2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OFFSET([$Sheet1.A$1];MATCH([.$A3];[$Sheet1.$A$1:$Sheet1.$A$1048576])-1;0)" office:value-type="float" office:value="34" calcext:value-type="float">
            <text:p>34</text:p>
          </table:table-cell>
          <table:table-cell table:formula="of:=OFFSET([$Sheet1.B$1];MATCH([.$A3];[$Sheet1.$A$1:$Sheet1.$A$1048576])-1;0)" office:value-type="float" office:value="1" calcext:value-type="float">
            <text:p>1</text:p>
          </table:table-cell>
          <table:table-cell table:style-name="ce27" table:formula="of:=OFFSET([$Sheet1.C$1];MATCH([.$A3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3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3];[$Sheet1.$A$1:$Sheet1.$A$1048576])-1;0)" office:value-type="float" office:value="2022" calcext:value-type="float">
            <text:p>2022</text:p>
          </table:table-cell>
          <table:table-cell table:formula="of:=OFFSET([$Sheet1.F$1];MATCH([.$A3];[$Sheet1.$A$1:$Sheet1.$A$1048576])-1;0)" office:value-type="float" office:value="5" calcext:value-type="float">
            <text:p>5</text:p>
          </table:table-cell>
          <table:table-cell table:formula="of:=OFFSET([$Sheet1.G$1];MATCH([.$A3];[$Sheet1.$A$1:$Sheet1.$A$1048576])-1;0)" office:value-type="float" office:value="28" calcext:value-type="float">
            <text:p>28</text:p>
          </table:table-cell>
          <table:table-cell table:style-name="ce27" table:formula="of:=OFFSET([$Sheet1.H$1];MATCH([.$A3];[$Sheet1.$A$1:$Sheet1.$A$1048576])-1;0)" office:value-type="string" office:string-value="Adams Parachute" calcext:value-type="string">
            <text:p>Adams Parachute</text:p>
          </table:table-cell>
          <table:table-cell table:style-name="ce27" table:formula="of:=OFFSET([$Sheet1.I$1];MATCH([.$A3];[$Sheet1.$A$1:$Sheet1.$A$1048576])-1;0)" office:value-type="string" office:string-value="Olive" calcext:value-type="string">
            <text:p>Olive</text:p>
          </table:table-cell>
          <table:table-cell table:style-name="ce24" table:formula="of:=OFFSET([$Sheet1.J$1];MATCH([.$A3];[$Sheet1.$A$1:$Sheet1.$A$1048576])-1;0)" office:value-type="float" office:value="16" calcext:value-type="float">
            <text:p>16</text:p>
          </table:table-cell>
          <table:table-cell table:formula="of:=DATE([.F3];[.G3];[.H3])" office:value-type="date" office:date-value="2022-05-28" calcext:value-type="date">
            <text:p>Sat, May 28, 22</text:p>
          </table:table-cell>
          <table:table-cell table:style-name="ce24" table:formula="of:=OFFSET([$Sheet1.K$1];MATCH([.$A3];[$Sheet1.$A$1:$Sheet1.$A$1048576])-1;0)" office:value-type="float" office:value="36" calcext:value-type="float">
            <text:p>36</text:p>
          </table:table-cell>
          <table:table-cell table:style-name="ce24" table:formula="of:=OFFSET([$Sheet1.L$1];MATCH([.$A3];[$Sheet1.$A$1:$Sheet1.$A$1048576])-1;0)" office:value-type="float" office:value="11" calcext:value-type="float">
            <text:p>11</text:p>
          </table:table-cell>
          <table:table-cell table:style-name="ce24" table:formula="of:=OFFSET([$Sheet1.M$1];MATCH([.$A3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OFFSET([$Sheet1.A$1];MATCH([.$A4];[$Sheet1.$A$1:$Sheet1.$A$1048576])-1;0)" office:value-type="float" office:value="35" calcext:value-type="float">
            <text:p>35</text:p>
          </table:table-cell>
          <table:table-cell table:formula="of:=OFFSET([$Sheet1.B$1];MATCH([.$A4];[$Sheet1.$A$1:$Sheet1.$A$1048576])-1;0)" office:value-type="float" office:value="2" calcext:value-type="float">
            <text:p>2</text:p>
          </table:table-cell>
          <table:table-cell table:style-name="ce27" table:formula="of:=OFFSET([$Sheet1.C$1];MATCH([.$A4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4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4];[$Sheet1.$A$1:$Sheet1.$A$1048576])-1;0)" office:value-type="float" office:value="2022" calcext:value-type="float">
            <text:p>2022</text:p>
          </table:table-cell>
          <table:table-cell table:formula="of:=OFFSET([$Sheet1.F$1];MATCH([.$A4];[$Sheet1.$A$1:$Sheet1.$A$1048576])-1;0)" office:value-type="float" office:value="5" calcext:value-type="float">
            <text:p>5</text:p>
          </table:table-cell>
          <table:table-cell table:formula="of:=OFFSET([$Sheet1.G$1];MATCH([.$A4];[$Sheet1.$A$1:$Sheet1.$A$1048576])-1;0)" office:value-type="float" office:value="28" calcext:value-type="float">
            <text:p>28</text:p>
          </table:table-cell>
          <table:table-cell table:style-name="ce27" table:formula="of:=OFFSET([$Sheet1.H$1];MATCH([.$A4];[$Sheet1.$A$1:$Sheet1.$A$1048576])-1;0)" office:value-type="string" office:string-value="Blob" calcext:value-type="string">
            <text:p>Blob</text:p>
          </table:table-cell>
          <table:table-cell table:style-name="ce27" table:formula="of:=OFFSET([$Sheet1.I$1];MATCH([.$A4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4];[$Sheet1.$A$1:$Sheet1.$A$1048576])-1;0)" office:value-type="float" office:value="16" calcext:value-type="float">
            <text:p>16</text:p>
          </table:table-cell>
          <table:table-cell table:formula="of:=DATE([.F4];[.G4];[.H4])" office:value-type="date" office:date-value="2022-05-28" calcext:value-type="date">
            <text:p>Sat, May 28, 22</text:p>
          </table:table-cell>
          <table:table-cell table:style-name="ce24" table:formula="of:=OFFSET([$Sheet1.K$1];MATCH([.$A4];[$Sheet1.$A$1:$Sheet1.$A$1048576])-1;0)" office:value-type="float" office:value="36" calcext:value-type="float">
            <text:p>36</text:p>
          </table:table-cell>
          <table:table-cell table:style-name="ce24" table:formula="of:=OFFSET([$Sheet1.L$1];MATCH([.$A4];[$Sheet1.$A$1:$Sheet1.$A$1048576])-1;0)" office:value-type="float" office:value="20" calcext:value-type="float">
            <text:p>20</text:p>
          </table:table-cell>
          <table:table-cell table:style-name="ce24" table:formula="of:=OFFSET([$Sheet1.M$1];MATCH([.$A4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OFFSET([$Sheet1.A$1];MATCH([.$A5];[$Sheet1.$A$1:$Sheet1.$A$1048576])-1;0)" office:value-type="float" office:value="39" calcext:value-type="float">
            <text:p>39</text:p>
          </table:table-cell>
          <table:table-cell table:formula="of:=OFFSET([$Sheet1.B$1];MATCH([.$A5];[$Sheet1.$A$1:$Sheet1.$A$1048576])-1;0)" office:value-type="float" office:value="4" calcext:value-type="float">
            <text:p>4</text:p>
          </table:table-cell>
          <table:table-cell table:style-name="ce27" table:formula="of:=OFFSET([$Sheet1.C$1];MATCH([.$A5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5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5];[$Sheet1.$A$1:$Sheet1.$A$1048576])-1;0)" office:value-type="float" office:value="2022" calcext:value-type="float">
            <text:p>2022</text:p>
          </table:table-cell>
          <table:table-cell table:formula="of:=OFFSET([$Sheet1.F$1];MATCH([.$A5];[$Sheet1.$A$1:$Sheet1.$A$1048576])-1;0)" office:value-type="float" office:value="5" calcext:value-type="float">
            <text:p>5</text:p>
          </table:table-cell>
          <table:table-cell table:formula="of:=OFFSET([$Sheet1.G$1];MATCH([.$A5];[$Sheet1.$A$1:$Sheet1.$A$1048576])-1;0)" office:value-type="float" office:value="25" calcext:value-type="float">
            <text:p>25</text:p>
          </table:table-cell>
          <table:table-cell table:style-name="ce27" table:formula="of:=OFFSET([$Sheet1.H$1];MATCH([.$A5];[$Sheet1.$A$1:$Sheet1.$A$1048576])-1;0)" office:value-type="string" office:string-value="Blob" calcext:value-type="string">
            <text:p>Blob</text:p>
          </table:table-cell>
          <table:table-cell table:style-name="ce27" table:formula="of:=OFFSET([$Sheet1.I$1];MATCH([.$A5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5];[$Sheet1.$A$1:$Sheet1.$A$1048576])-1;0)" office:value-type="float" office:value="0" calcext:value-type="float">
            <text:p>0</text:p>
          </table:table-cell>
          <table:table-cell table:formula="of:=DATE([.F5];[.G5];[.H5])" office:value-type="date" office:date-value="2022-05-25" calcext:value-type="date">
            <text:p>Wed, May 25, 22</text:p>
          </table:table-cell>
          <table:table-cell table:style-name="ce24" table:formula="of:=OFFSET([$Sheet1.K$1];MATCH([.$A5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5];[$Sheet1.$A$1:$Sheet1.$A$1048576])-1;0)" office:value-type="float" office:value="20" calcext:value-type="float">
            <text:p>20</text:p>
          </table:table-cell>
          <table:table-cell table:style-name="ce24" table:formula="of:=OFFSET([$Sheet1.M$1];MATCH([.$A5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6];[$Sheet1.$A$1:$Sheet1.$A$1048576])-1;0)" office:value-type="float" office:value="0" calcext:value-type="float">
            <text:p>0</text:p>
          </table:table-cell>
          <table:table-cell table:formula="of:=OFFSET([$Sheet1.B$1];MATCH([.$A6];[$Sheet1.$A$1:$Sheet1.$A$1048576])-1;0)" office:value-type="float" office:value="0" calcext:value-type="float">
            <text:p>0</text:p>
          </table:table-cell>
          <table:table-cell table:style-name="ce27" table:formula="of:=OFFSET([$Sheet1.C$1];MATCH([.$A6];[$Sheet1.$A$1:$Sheet1.$A$1048576])-1;0)" office:value-type="float" office:value="0" calcext:value-type="float">
            <text:p>0</text:p>
          </table:table-cell>
          <table:table-cell table:style-name="ce27" table:formula="of:=OFFSET([$Sheet1.D$1];MATCH([.$A6];[$Sheet1.$A$1:$Sheet1.$A$1048576])-1;0)" office:value-type="float" office:value="0" calcext:value-type="float">
            <text:p>0</text:p>
          </table:table-cell>
          <table:table-cell table:formula="of:=OFFSET([$Sheet1.E$1];MATCH([.$A6];[$Sheet1.$A$1:$Sheet1.$A$1048576])-1;0)" office:value-type="float" office:value="0" calcext:value-type="float">
            <text:p>0</text:p>
          </table:table-cell>
          <table:table-cell table:formula="of:=OFFSET([$Sheet1.F$1];MATCH([.$A6];[$Sheet1.$A$1:$Sheet1.$A$1048576])-1;0)" office:value-type="float" office:value="0" calcext:value-type="float">
            <text:p>0</text:p>
          </table:table-cell>
          <table:table-cell table:formula="of:=OFFSET([$Sheet1.G$1];MATCH([.$A6];[$Sheet1.$A$1:$Sheet1.$A$1048576])-1;0)" office:value-type="float" office:value="0" calcext:value-type="float">
            <text:p>0</text:p>
          </table:table-cell>
          <table:table-cell table:style-name="ce27" table:formula="of:=OFFSET([$Sheet1.H$1];MATCH([.$A6];[$Sheet1.$A$1:$Sheet1.$A$1048576])-1;0)" office:value-type="float" office:value="0" calcext:value-type="float">
            <text:p>0</text:p>
          </table:table-cell>
          <table:table-cell table:style-name="ce27" table:formula="of:=OFFSET([$Sheet1.I$1];MATCH([.$A6];[$Sheet1.$A$1:$Sheet1.$A$1048576])-1;0)" office:value-type="float" office:value="0" calcext:value-type="float">
            <text:p>0</text:p>
          </table:table-cell>
          <table:table-cell table:style-name="ce24" table:formula="of:=OFFSET([$Sheet1.J$1];MATCH([.$A6];[$Sheet1.$A$1:$Sheet1.$A$1048576])-1;0)" office:value-type="float" office:value="0" calcext:value-type="float">
            <text:p>0</text:p>
          </table:table-cell>
          <table:table-cell table:formula="of:=DATE([.F6];[.G6];[.H6])" office:value-type="date" office:date-value="1999-11-30" calcext:value-type="date">
            <text:p>Tue, Nov 30, 99</text:p>
          </table:table-cell>
          <table:table-cell table:style-name="ce24" table:formula="of:=OFFSET([$Sheet1.K$1];MATCH([.$A6];[$Sheet1.$A$1:$Sheet1.$A$1048576])-1;0)" office:value-type="float" office:value="0" calcext:value-type="float">
            <text:p>0</text:p>
          </table:table-cell>
          <table:table-cell table:style-name="ce24" table:formula="of:=OFFSET([$Sheet1.L$1];MATCH([.$A6];[$Sheet1.$A$1:$Sheet1.$A$1048576])-1;0)" office:value-type="float" office:value="0" calcext:value-type="float">
            <text:p>0</text:p>
          </table:table-cell>
          <table:table-cell table:style-name="ce24" table:formula="of:=OFFSET([$Sheet1.M$1];MATCH([.$A6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7];[$Sheet1.$A$1:$Sheet1.$A$1048576])-1;0)" office:value-type="float" office:value="0" calcext:value-type="float">
            <text:p>0</text:p>
          </table:table-cell>
          <table:table-cell table:formula="of:=OFFSET([$Sheet1.B$1];MATCH([.$A7];[$Sheet1.$A$1:$Sheet1.$A$1048576])-1;0)" office:value-type="float" office:value="0" calcext:value-type="float">
            <text:p>0</text:p>
          </table:table-cell>
          <table:table-cell table:style-name="ce27" table:formula="of:=OFFSET([$Sheet1.C$1];MATCH([.$A7];[$Sheet1.$A$1:$Sheet1.$A$1048576])-1;0)" office:value-type="float" office:value="0" calcext:value-type="float">
            <text:p>0</text:p>
          </table:table-cell>
          <table:table-cell table:style-name="ce27" table:formula="of:=OFFSET([$Sheet1.D$1];MATCH([.$A7];[$Sheet1.$A$1:$Sheet1.$A$1048576])-1;0)" office:value-type="float" office:value="0" calcext:value-type="float">
            <text:p>0</text:p>
          </table:table-cell>
          <table:table-cell table:formula="of:=OFFSET([$Sheet1.E$1];MATCH([.$A7];[$Sheet1.$A$1:$Sheet1.$A$1048576])-1;0)" office:value-type="float" office:value="0" calcext:value-type="float">
            <text:p>0</text:p>
          </table:table-cell>
          <table:table-cell table:formula="of:=OFFSET([$Sheet1.F$1];MATCH([.$A7];[$Sheet1.$A$1:$Sheet1.$A$1048576])-1;0)" office:value-type="float" office:value="0" calcext:value-type="float">
            <text:p>0</text:p>
          </table:table-cell>
          <table:table-cell table:formula="of:=OFFSET([$Sheet1.G$1];MATCH([.$A7];[$Sheet1.$A$1:$Sheet1.$A$1048576])-1;0)" office:value-type="float" office:value="0" calcext:value-type="float">
            <text:p>0</text:p>
          </table:table-cell>
          <table:table-cell table:style-name="ce27" table:formula="of:=OFFSET([$Sheet1.H$1];MATCH([.$A7];[$Sheet1.$A$1:$Sheet1.$A$1048576])-1;0)" office:value-type="float" office:value="0" calcext:value-type="float">
            <text:p>0</text:p>
          </table:table-cell>
          <table:table-cell table:style-name="ce27" table:formula="of:=OFFSET([$Sheet1.I$1];MATCH([.$A7];[$Sheet1.$A$1:$Sheet1.$A$1048576])-1;0)" office:value-type="float" office:value="0" calcext:value-type="float">
            <text:p>0</text:p>
          </table:table-cell>
          <table:table-cell table:style-name="ce24" table:formula="of:=OFFSET([$Sheet1.J$1];MATCH([.$A7];[$Sheet1.$A$1:$Sheet1.$A$1048576])-1;0)" office:value-type="float" office:value="0" calcext:value-type="float">
            <text:p>0</text:p>
          </table:table-cell>
          <table:table-cell table:formula="of:=DATE([.F7];[.G7];[.H7])" office:value-type="date" office:date-value="1999-11-30" calcext:value-type="date">
            <text:p>Tue, Nov 30, 99</text:p>
          </table:table-cell>
          <table:table-cell table:style-name="ce24" table:formula="of:=OFFSET([$Sheet1.K$1];MATCH([.$A7];[$Sheet1.$A$1:$Sheet1.$A$1048576])-1;0)" office:value-type="float" office:value="0" calcext:value-type="float">
            <text:p>0</text:p>
          </table:table-cell>
          <table:table-cell table:style-name="ce24" table:formula="of:=OFFSET([$Sheet1.L$1];MATCH([.$A7];[$Sheet1.$A$1:$Sheet1.$A$1048576])-1;0)" office:value-type="float" office:value="0" calcext:value-type="float">
            <text:p>0</text:p>
          </table:table-cell>
          <table:table-cell table:style-name="ce24" table:formula="of:=OFFSET([$Sheet1.M$1];MATCH([.$A7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8];[$Sheet1.$A$1:$Sheet1.$A$1048576])-1;0)" office:value-type="float" office:value="0" calcext:value-type="float">
            <text:p>0</text:p>
          </table:table-cell>
          <table:table-cell table:formula="of:=OFFSET([$Sheet1.B$1];MATCH([.$A8];[$Sheet1.$A$1:$Sheet1.$A$1048576])-1;0)" office:value-type="float" office:value="0" calcext:value-type="float">
            <text:p>0</text:p>
          </table:table-cell>
          <table:table-cell table:style-name="ce27" table:formula="of:=OFFSET([$Sheet1.C$1];MATCH([.$A8];[$Sheet1.$A$1:$Sheet1.$A$1048576])-1;0)" office:value-type="float" office:value="0" calcext:value-type="float">
            <text:p>0</text:p>
          </table:table-cell>
          <table:table-cell table:style-name="ce27" table:formula="of:=OFFSET([$Sheet1.D$1];MATCH([.$A8];[$Sheet1.$A$1:$Sheet1.$A$1048576])-1;0)" office:value-type="float" office:value="0" calcext:value-type="float">
            <text:p>0</text:p>
          </table:table-cell>
          <table:table-cell table:formula="of:=OFFSET([$Sheet1.E$1];MATCH([.$A8];[$Sheet1.$A$1:$Sheet1.$A$1048576])-1;0)" office:value-type="float" office:value="0" calcext:value-type="float">
            <text:p>0</text:p>
          </table:table-cell>
          <table:table-cell table:formula="of:=OFFSET([$Sheet1.F$1];MATCH([.$A8];[$Sheet1.$A$1:$Sheet1.$A$1048576])-1;0)" office:value-type="float" office:value="0" calcext:value-type="float">
            <text:p>0</text:p>
          </table:table-cell>
          <table:table-cell table:formula="of:=OFFSET([$Sheet1.G$1];MATCH([.$A8];[$Sheet1.$A$1:$Sheet1.$A$1048576])-1;0)" office:value-type="float" office:value="0" calcext:value-type="float">
            <text:p>0</text:p>
          </table:table-cell>
          <table:table-cell table:style-name="ce27" table:formula="of:=OFFSET([$Sheet1.H$1];MATCH([.$A8];[$Sheet1.$A$1:$Sheet1.$A$1048576])-1;0)" office:value-type="float" office:value="0" calcext:value-type="float">
            <text:p>0</text:p>
          </table:table-cell>
          <table:table-cell table:style-name="ce27" table:formula="of:=OFFSET([$Sheet1.I$1];MATCH([.$A8];[$Sheet1.$A$1:$Sheet1.$A$1048576])-1;0)" office:value-type="float" office:value="0" calcext:value-type="float">
            <text:p>0</text:p>
          </table:table-cell>
          <table:table-cell table:style-name="ce24" table:formula="of:=OFFSET([$Sheet1.J$1];MATCH([.$A8];[$Sheet1.$A$1:$Sheet1.$A$1048576])-1;0)" office:value-type="float" office:value="0" calcext:value-type="float">
            <text:p>0</text:p>
          </table:table-cell>
          <table:table-cell table:formula="of:=DATE([.F8];[.G8];[.H8])" office:value-type="date" office:date-value="1999-11-30" calcext:value-type="date">
            <text:p>Tue, Nov 30, 99</text:p>
          </table:table-cell>
          <table:table-cell table:style-name="ce24" table:formula="of:=OFFSET([$Sheet1.K$1];MATCH([.$A8];[$Sheet1.$A$1:$Sheet1.$A$1048576])-1;0)" office:value-type="float" office:value="0" calcext:value-type="float">
            <text:p>0</text:p>
          </table:table-cell>
          <table:table-cell table:style-name="ce24" table:formula="of:=OFFSET([$Sheet1.L$1];MATCH([.$A8];[$Sheet1.$A$1:$Sheet1.$A$1048576])-1;0)" office:value-type="float" office:value="0" calcext:value-type="float">
            <text:p>0</text:p>
          </table:table-cell>
          <table:table-cell table:style-name="ce24" table:formula="of:=OFFSET([$Sheet1.M$1];MATCH([.$A8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9];[$Sheet1.$A$1:$Sheet1.$A$1048576])-1;0)" office:value-type="float" office:value="0" calcext:value-type="float">
            <text:p>0</text:p>
          </table:table-cell>
          <table:table-cell table:formula="of:=OFFSET([$Sheet1.B$1];MATCH([.$A9];[$Sheet1.$A$1:$Sheet1.$A$1048576])-1;0)" office:value-type="float" office:value="0" calcext:value-type="float">
            <text:p>0</text:p>
          </table:table-cell>
          <table:table-cell table:style-name="ce27" table:formula="of:=OFFSET([$Sheet1.C$1];MATCH([.$A9];[$Sheet1.$A$1:$Sheet1.$A$1048576])-1;0)" office:value-type="float" office:value="0" calcext:value-type="float">
            <text:p>0</text:p>
          </table:table-cell>
          <table:table-cell table:style-name="ce27" table:formula="of:=OFFSET([$Sheet1.D$1];MATCH([.$A9];[$Sheet1.$A$1:$Sheet1.$A$1048576])-1;0)" office:value-type="float" office:value="0" calcext:value-type="float">
            <text:p>0</text:p>
          </table:table-cell>
          <table:table-cell table:formula="of:=OFFSET([$Sheet1.E$1];MATCH([.$A9];[$Sheet1.$A$1:$Sheet1.$A$1048576])-1;0)" office:value-type="float" office:value="0" calcext:value-type="float">
            <text:p>0</text:p>
          </table:table-cell>
          <table:table-cell table:formula="of:=OFFSET([$Sheet1.F$1];MATCH([.$A9];[$Sheet1.$A$1:$Sheet1.$A$1048576])-1;0)" office:value-type="float" office:value="0" calcext:value-type="float">
            <text:p>0</text:p>
          </table:table-cell>
          <table:table-cell table:formula="of:=OFFSET([$Sheet1.G$1];MATCH([.$A9];[$Sheet1.$A$1:$Sheet1.$A$1048576])-1;0)" office:value-type="float" office:value="0" calcext:value-type="float">
            <text:p>0</text:p>
          </table:table-cell>
          <table:table-cell table:style-name="ce27" table:formula="of:=OFFSET([$Sheet1.H$1];MATCH([.$A9];[$Sheet1.$A$1:$Sheet1.$A$1048576])-1;0)" office:value-type="float" office:value="0" calcext:value-type="float">
            <text:p>0</text:p>
          </table:table-cell>
          <table:table-cell table:style-name="ce27" table:formula="of:=OFFSET([$Sheet1.I$1];MATCH([.$A9];[$Sheet1.$A$1:$Sheet1.$A$1048576])-1;0)" office:value-type="float" office:value="0" calcext:value-type="float">
            <text:p>0</text:p>
          </table:table-cell>
          <table:table-cell table:style-name="ce24" table:formula="of:=OFFSET([$Sheet1.J$1];MATCH([.$A9];[$Sheet1.$A$1:$Sheet1.$A$1048576])-1;0)" office:value-type="float" office:value="0" calcext:value-type="float">
            <text:p>0</text:p>
          </table:table-cell>
          <table:table-cell table:formula="of:=DATE([.F9];[.G9];[.H9])" office:value-type="date" office:date-value="1999-11-30" calcext:value-type="date">
            <text:p>Tue, Nov 30, 99</text:p>
          </table:table-cell>
          <table:table-cell table:style-name="ce24" table:formula="of:=OFFSET([$Sheet1.K$1];MATCH([.$A9];[$Sheet1.$A$1:$Sheet1.$A$1048576])-1;0)" office:value-type="float" office:value="0" calcext:value-type="float">
            <text:p>0</text:p>
          </table:table-cell>
          <table:table-cell table:style-name="ce24" table:formula="of:=OFFSET([$Sheet1.L$1];MATCH([.$A9];[$Sheet1.$A$1:$Sheet1.$A$1048576])-1;0)" office:value-type="float" office:value="0" calcext:value-type="float">
            <text:p>0</text:p>
          </table:table-cell>
          <table:table-cell table:style-name="ce24" table:formula="of:=OFFSET([$Sheet1.M$1];MATCH([.$A9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0];[$Sheet1.$A$1:$Sheet1.$A$1048576])-1;0)" office:value-type="float" office:value="0" calcext:value-type="float">
            <text:p>0</text:p>
          </table:table-cell>
          <table:table-cell table:formula="of:=OFFSET([$Sheet1.B$1];MATCH([.$A10];[$Sheet1.$A$1:$Sheet1.$A$1048576])-1;0)" office:value-type="float" office:value="0" calcext:value-type="float">
            <text:p>0</text:p>
          </table:table-cell>
          <table:table-cell table:style-name="ce27" table:formula="of:=OFFSET([$Sheet1.C$1];MATCH([.$A10];[$Sheet1.$A$1:$Sheet1.$A$1048576])-1;0)" office:value-type="float" office:value="0" calcext:value-type="float">
            <text:p>0</text:p>
          </table:table-cell>
          <table:table-cell table:style-name="ce27" table:formula="of:=OFFSET([$Sheet1.D$1];MATCH([.$A10];[$Sheet1.$A$1:$Sheet1.$A$1048576])-1;0)" office:value-type="float" office:value="0" calcext:value-type="float">
            <text:p>0</text:p>
          </table:table-cell>
          <table:table-cell table:formula="of:=OFFSET([$Sheet1.E$1];MATCH([.$A10];[$Sheet1.$A$1:$Sheet1.$A$1048576])-1;0)" office:value-type="float" office:value="0" calcext:value-type="float">
            <text:p>0</text:p>
          </table:table-cell>
          <table:table-cell table:formula="of:=OFFSET([$Sheet1.F$1];MATCH([.$A10];[$Sheet1.$A$1:$Sheet1.$A$1048576])-1;0)" office:value-type="float" office:value="0" calcext:value-type="float">
            <text:p>0</text:p>
          </table:table-cell>
          <table:table-cell table:formula="of:=OFFSET([$Sheet1.G$1];MATCH([.$A10];[$Sheet1.$A$1:$Sheet1.$A$1048576])-1;0)" office:value-type="float" office:value="0" calcext:value-type="float">
            <text:p>0</text:p>
          </table:table-cell>
          <table:table-cell table:style-name="ce27" table:formula="of:=OFFSET([$Sheet1.H$1];MATCH([.$A10];[$Sheet1.$A$1:$Sheet1.$A$1048576])-1;0)" office:value-type="float" office:value="0" calcext:value-type="float">
            <text:p>0</text:p>
          </table:table-cell>
          <table:table-cell table:style-name="ce27" table:formula="of:=OFFSET([$Sheet1.I$1];MATCH([.$A10];[$Sheet1.$A$1:$Sheet1.$A$1048576])-1;0)" office:value-type="float" office:value="0" calcext:value-type="float">
            <text:p>0</text:p>
          </table:table-cell>
          <table:table-cell table:style-name="ce24" table:formula="of:=OFFSET([$Sheet1.J$1];MATCH([.$A10];[$Sheet1.$A$1:$Sheet1.$A$1048576])-1;0)" office:value-type="float" office:value="0" calcext:value-type="float">
            <text:p>0</text:p>
          </table:table-cell>
          <table:table-cell table:formula="of:=DATE([.F10];[.G10];[.H10])" office:value-type="date" office:date-value="1999-11-30" calcext:value-type="date">
            <text:p>Tue, Nov 30, 99</text:p>
          </table:table-cell>
          <table:table-cell table:style-name="ce24" table:formula="of:=OFFSET([$Sheet1.K$1];MATCH([.$A10];[$Sheet1.$A$1:$Sheet1.$A$1048576])-1;0)" office:value-type="float" office:value="0" calcext:value-type="float">
            <text:p>0</text:p>
          </table:table-cell>
          <table:table-cell table:style-name="ce24" table:formula="of:=OFFSET([$Sheet1.L$1];MATCH([.$A10];[$Sheet1.$A$1:$Sheet1.$A$1048576])-1;0)" office:value-type="float" office:value="0" calcext:value-type="float">
            <text:p>0</text:p>
          </table:table-cell>
          <table:table-cell table:style-name="ce24" table:formula="of:=OFFSET([$Sheet1.M$1];MATCH([.$A10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1];[$Sheet1.$A$1:$Sheet1.$A$1048576])-1;0)" office:value-type="float" office:value="0" calcext:value-type="float">
            <text:p>0</text:p>
          </table:table-cell>
          <table:table-cell table:formula="of:=OFFSET([$Sheet1.B$1];MATCH([.$A11];[$Sheet1.$A$1:$Sheet1.$A$1048576])-1;0)" office:value-type="float" office:value="0" calcext:value-type="float">
            <text:p>0</text:p>
          </table:table-cell>
          <table:table-cell table:style-name="ce27" table:formula="of:=OFFSET([$Sheet1.C$1];MATCH([.$A11];[$Sheet1.$A$1:$Sheet1.$A$1048576])-1;0)" office:value-type="float" office:value="0" calcext:value-type="float">
            <text:p>0</text:p>
          </table:table-cell>
          <table:table-cell table:style-name="ce27" table:formula="of:=OFFSET([$Sheet1.D$1];MATCH([.$A11];[$Sheet1.$A$1:$Sheet1.$A$1048576])-1;0)" office:value-type="float" office:value="0" calcext:value-type="float">
            <text:p>0</text:p>
          </table:table-cell>
          <table:table-cell table:formula="of:=OFFSET([$Sheet1.E$1];MATCH([.$A11];[$Sheet1.$A$1:$Sheet1.$A$1048576])-1;0)" office:value-type="float" office:value="0" calcext:value-type="float">
            <text:p>0</text:p>
          </table:table-cell>
          <table:table-cell table:formula="of:=OFFSET([$Sheet1.F$1];MATCH([.$A11];[$Sheet1.$A$1:$Sheet1.$A$1048576])-1;0)" office:value-type="float" office:value="0" calcext:value-type="float">
            <text:p>0</text:p>
          </table:table-cell>
          <table:table-cell table:formula="of:=OFFSET([$Sheet1.G$1];MATCH([.$A11];[$Sheet1.$A$1:$Sheet1.$A$1048576])-1;0)" office:value-type="float" office:value="0" calcext:value-type="float">
            <text:p>0</text:p>
          </table:table-cell>
          <table:table-cell table:style-name="ce27" table:formula="of:=OFFSET([$Sheet1.H$1];MATCH([.$A11];[$Sheet1.$A$1:$Sheet1.$A$1048576])-1;0)" office:value-type="float" office:value="0" calcext:value-type="float">
            <text:p>0</text:p>
          </table:table-cell>
          <table:table-cell table:style-name="ce27" table:formula="of:=OFFSET([$Sheet1.I$1];MATCH([.$A11];[$Sheet1.$A$1:$Sheet1.$A$1048576])-1;0)" office:value-type="float" office:value="0" calcext:value-type="float">
            <text:p>0</text:p>
          </table:table-cell>
          <table:table-cell table:style-name="ce24" table:formula="of:=OFFSET([$Sheet1.J$1];MATCH([.$A11];[$Sheet1.$A$1:$Sheet1.$A$1048576])-1;0)" office:value-type="float" office:value="0" calcext:value-type="float">
            <text:p>0</text:p>
          </table:table-cell>
          <table:table-cell table:formula="of:=DATE([.F11];[.G11];[.H11])" office:value-type="date" office:date-value="1999-11-30" calcext:value-type="date">
            <text:p>Tue, Nov 30, 99</text:p>
          </table:table-cell>
          <table:table-cell table:style-name="ce24" table:formula="of:=OFFSET([$Sheet1.K$1];MATCH([.$A11];[$Sheet1.$A$1:$Sheet1.$A$1048576])-1;0)" office:value-type="float" office:value="0" calcext:value-type="float">
            <text:p>0</text:p>
          </table:table-cell>
          <table:table-cell table:style-name="ce24" table:formula="of:=OFFSET([$Sheet1.L$1];MATCH([.$A11];[$Sheet1.$A$1:$Sheet1.$A$1048576])-1;0)" office:value-type="float" office:value="0" calcext:value-type="float">
            <text:p>0</text:p>
          </table:table-cell>
          <table:table-cell table:style-name="ce24" table:formula="of:=OFFSET([$Sheet1.M$1];MATCH([.$A11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2];[$Sheet1.$A$1:$Sheet1.$A$1048576])-1;0)" office:value-type="float" office:value="0" calcext:value-type="float">
            <text:p>0</text:p>
          </table:table-cell>
          <table:table-cell table:formula="of:=OFFSET([$Sheet1.B$1];MATCH([.$A12];[$Sheet1.$A$1:$Sheet1.$A$1048576])-1;0)" office:value-type="float" office:value="0" calcext:value-type="float">
            <text:p>0</text:p>
          </table:table-cell>
          <table:table-cell table:style-name="ce27" table:formula="of:=OFFSET([$Sheet1.C$1];MATCH([.$A12];[$Sheet1.$A$1:$Sheet1.$A$1048576])-1;0)" office:value-type="float" office:value="0" calcext:value-type="float">
            <text:p>0</text:p>
          </table:table-cell>
          <table:table-cell table:style-name="ce27" table:formula="of:=OFFSET([$Sheet1.D$1];MATCH([.$A12];[$Sheet1.$A$1:$Sheet1.$A$1048576])-1;0)" office:value-type="float" office:value="0" calcext:value-type="float">
            <text:p>0</text:p>
          </table:table-cell>
          <table:table-cell table:formula="of:=OFFSET([$Sheet1.E$1];MATCH([.$A12];[$Sheet1.$A$1:$Sheet1.$A$1048576])-1;0)" office:value-type="float" office:value="0" calcext:value-type="float">
            <text:p>0</text:p>
          </table:table-cell>
          <table:table-cell table:formula="of:=OFFSET([$Sheet1.F$1];MATCH([.$A12];[$Sheet1.$A$1:$Sheet1.$A$1048576])-1;0)" office:value-type="float" office:value="0" calcext:value-type="float">
            <text:p>0</text:p>
          </table:table-cell>
          <table:table-cell table:formula="of:=OFFSET([$Sheet1.G$1];MATCH([.$A12];[$Sheet1.$A$1:$Sheet1.$A$1048576])-1;0)" office:value-type="float" office:value="0" calcext:value-type="float">
            <text:p>0</text:p>
          </table:table-cell>
          <table:table-cell table:style-name="ce27" table:formula="of:=OFFSET([$Sheet1.H$1];MATCH([.$A12];[$Sheet1.$A$1:$Sheet1.$A$1048576])-1;0)" office:value-type="float" office:value="0" calcext:value-type="float">
            <text:p>0</text:p>
          </table:table-cell>
          <table:table-cell table:style-name="ce27" table:formula="of:=OFFSET([$Sheet1.I$1];MATCH([.$A12];[$Sheet1.$A$1:$Sheet1.$A$1048576])-1;0)" office:value-type="float" office:value="0" calcext:value-type="float">
            <text:p>0</text:p>
          </table:table-cell>
          <table:table-cell table:style-name="ce24" table:formula="of:=OFFSET([$Sheet1.J$1];MATCH([.$A12];[$Sheet1.$A$1:$Sheet1.$A$1048576])-1;0)" office:value-type="float" office:value="0" calcext:value-type="float">
            <text:p>0</text:p>
          </table:table-cell>
          <table:table-cell table:formula="of:=DATE([.F12];[.G12];[.H12])" office:value-type="date" office:date-value="1999-11-30" calcext:value-type="date">
            <text:p>Tue, Nov 30, 99</text:p>
          </table:table-cell>
          <table:table-cell table:style-name="ce24" table:formula="of:=OFFSET([$Sheet1.K$1];MATCH([.$A12];[$Sheet1.$A$1:$Sheet1.$A$1048576])-1;0)" office:value-type="float" office:value="0" calcext:value-type="float">
            <text:p>0</text:p>
          </table:table-cell>
          <table:table-cell table:style-name="ce24" table:formula="of:=OFFSET([$Sheet1.L$1];MATCH([.$A12];[$Sheet1.$A$1:$Sheet1.$A$1048576])-1;0)" office:value-type="float" office:value="0" calcext:value-type="float">
            <text:p>0</text:p>
          </table:table-cell>
          <table:table-cell table:style-name="ce24" table:formula="of:=OFFSET([$Sheet1.M$1];MATCH([.$A12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3];[$Sheet1.$A$1:$Sheet1.$A$1048576])-1;0)" office:value-type="float" office:value="0" calcext:value-type="float">
            <text:p>0</text:p>
          </table:table-cell>
          <table:table-cell table:formula="of:=OFFSET([$Sheet1.B$1];MATCH([.$A13];[$Sheet1.$A$1:$Sheet1.$A$1048576])-1;0)" office:value-type="float" office:value="0" calcext:value-type="float">
            <text:p>0</text:p>
          </table:table-cell>
          <table:table-cell table:style-name="ce27" table:formula="of:=OFFSET([$Sheet1.C$1];MATCH([.$A13];[$Sheet1.$A$1:$Sheet1.$A$1048576])-1;0)" office:value-type="float" office:value="0" calcext:value-type="float">
            <text:p>0</text:p>
          </table:table-cell>
          <table:table-cell table:style-name="ce27" table:formula="of:=OFFSET([$Sheet1.D$1];MATCH([.$A13];[$Sheet1.$A$1:$Sheet1.$A$1048576])-1;0)" office:value-type="float" office:value="0" calcext:value-type="float">
            <text:p>0</text:p>
          </table:table-cell>
          <table:table-cell table:formula="of:=OFFSET([$Sheet1.E$1];MATCH([.$A13];[$Sheet1.$A$1:$Sheet1.$A$1048576])-1;0)" office:value-type="float" office:value="0" calcext:value-type="float">
            <text:p>0</text:p>
          </table:table-cell>
          <table:table-cell table:formula="of:=OFFSET([$Sheet1.F$1];MATCH([.$A13];[$Sheet1.$A$1:$Sheet1.$A$1048576])-1;0)" office:value-type="float" office:value="0" calcext:value-type="float">
            <text:p>0</text:p>
          </table:table-cell>
          <table:table-cell table:formula="of:=OFFSET([$Sheet1.G$1];MATCH([.$A13];[$Sheet1.$A$1:$Sheet1.$A$1048576])-1;0)" office:value-type="float" office:value="0" calcext:value-type="float">
            <text:p>0</text:p>
          </table:table-cell>
          <table:table-cell table:style-name="ce27" table:formula="of:=OFFSET([$Sheet1.H$1];MATCH([.$A13];[$Sheet1.$A$1:$Sheet1.$A$1048576])-1;0)" office:value-type="float" office:value="0" calcext:value-type="float">
            <text:p>0</text:p>
          </table:table-cell>
          <table:table-cell table:style-name="ce27" table:formula="of:=OFFSET([$Sheet1.I$1];MATCH([.$A13];[$Sheet1.$A$1:$Sheet1.$A$1048576])-1;0)" office:value-type="float" office:value="0" calcext:value-type="float">
            <text:p>0</text:p>
          </table:table-cell>
          <table:table-cell table:style-name="ce24" table:formula="of:=OFFSET([$Sheet1.J$1];MATCH([.$A13];[$Sheet1.$A$1:$Sheet1.$A$1048576])-1;0)" office:value-type="float" office:value="0" calcext:value-type="float">
            <text:p>0</text:p>
          </table:table-cell>
          <table:table-cell table:formula="of:=DATE([.F13];[.G13];[.H13])" office:value-type="date" office:date-value="1999-11-30" calcext:value-type="date">
            <text:p>Tue, Nov 30, 99</text:p>
          </table:table-cell>
          <table:table-cell table:style-name="ce24" table:formula="of:=OFFSET([$Sheet1.K$1];MATCH([.$A13];[$Sheet1.$A$1:$Sheet1.$A$1048576])-1;0)" office:value-type="float" office:value="0" calcext:value-type="float">
            <text:p>0</text:p>
          </table:table-cell>
          <table:table-cell table:style-name="ce24" table:formula="of:=OFFSET([$Sheet1.L$1];MATCH([.$A13];[$Sheet1.$A$1:$Sheet1.$A$1048576])-1;0)" office:value-type="float" office:value="0" calcext:value-type="float">
            <text:p>0</text:p>
          </table:table-cell>
          <table:table-cell table:style-name="ce24" table:formula="of:=OFFSET([$Sheet1.M$1];MATCH([.$A13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4];[$Sheet1.$A$1:$Sheet1.$A$1048576])-1;0)" office:value-type="float" office:value="0" calcext:value-type="float">
            <text:p>0</text:p>
          </table:table-cell>
          <table:table-cell table:formula="of:=OFFSET([$Sheet1.B$1];MATCH([.$A14];[$Sheet1.$A$1:$Sheet1.$A$1048576])-1;0)" office:value-type="float" office:value="0" calcext:value-type="float">
            <text:p>0</text:p>
          </table:table-cell>
          <table:table-cell table:style-name="ce27" table:formula="of:=OFFSET([$Sheet1.C$1];MATCH([.$A14];[$Sheet1.$A$1:$Sheet1.$A$1048576])-1;0)" office:value-type="float" office:value="0" calcext:value-type="float">
            <text:p>0</text:p>
          </table:table-cell>
          <table:table-cell table:style-name="ce27" table:formula="of:=OFFSET([$Sheet1.D$1];MATCH([.$A14];[$Sheet1.$A$1:$Sheet1.$A$1048576])-1;0)" office:value-type="float" office:value="0" calcext:value-type="float">
            <text:p>0</text:p>
          </table:table-cell>
          <table:table-cell table:formula="of:=OFFSET([$Sheet1.E$1];MATCH([.$A14];[$Sheet1.$A$1:$Sheet1.$A$1048576])-1;0)" office:value-type="float" office:value="0" calcext:value-type="float">
            <text:p>0</text:p>
          </table:table-cell>
          <table:table-cell table:formula="of:=OFFSET([$Sheet1.F$1];MATCH([.$A14];[$Sheet1.$A$1:$Sheet1.$A$1048576])-1;0)" office:value-type="float" office:value="0" calcext:value-type="float">
            <text:p>0</text:p>
          </table:table-cell>
          <table:table-cell table:formula="of:=OFFSET([$Sheet1.G$1];MATCH([.$A14];[$Sheet1.$A$1:$Sheet1.$A$1048576])-1;0)" office:value-type="float" office:value="0" calcext:value-type="float">
            <text:p>0</text:p>
          </table:table-cell>
          <table:table-cell table:style-name="ce27" table:formula="of:=OFFSET([$Sheet1.H$1];MATCH([.$A14];[$Sheet1.$A$1:$Sheet1.$A$1048576])-1;0)" office:value-type="float" office:value="0" calcext:value-type="float">
            <text:p>0</text:p>
          </table:table-cell>
          <table:table-cell table:style-name="ce27" table:formula="of:=OFFSET([$Sheet1.I$1];MATCH([.$A14];[$Sheet1.$A$1:$Sheet1.$A$1048576])-1;0)" office:value-type="float" office:value="0" calcext:value-type="float">
            <text:p>0</text:p>
          </table:table-cell>
          <table:table-cell table:style-name="ce24" table:formula="of:=OFFSET([$Sheet1.J$1];MATCH([.$A14];[$Sheet1.$A$1:$Sheet1.$A$1048576])-1;0)" office:value-type="float" office:value="0" calcext:value-type="float">
            <text:p>0</text:p>
          </table:table-cell>
          <table:table-cell table:formula="of:=DATE([.F14];[.G14];[.H14])" office:value-type="date" office:date-value="1999-11-30" calcext:value-type="date">
            <text:p>Tue, Nov 30, 99</text:p>
          </table:table-cell>
          <table:table-cell table:style-name="ce24" table:formula="of:=OFFSET([$Sheet1.K$1];MATCH([.$A14];[$Sheet1.$A$1:$Sheet1.$A$1048576])-1;0)" office:value-type="float" office:value="0" calcext:value-type="float">
            <text:p>0</text:p>
          </table:table-cell>
          <table:table-cell table:style-name="ce24" table:formula="of:=OFFSET([$Sheet1.L$1];MATCH([.$A14];[$Sheet1.$A$1:$Sheet1.$A$1048576])-1;0)" office:value-type="float" office:value="0" calcext:value-type="float">
            <text:p>0</text:p>
          </table:table-cell>
          <table:table-cell table:style-name="ce24" table:formula="of:=OFFSET([$Sheet1.M$1];MATCH([.$A14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5];[$Sheet1.$A$1:$Sheet1.$A$1048576])-1;0)" office:value-type="float" office:value="0" calcext:value-type="float">
            <text:p>0</text:p>
          </table:table-cell>
          <table:table-cell table:formula="of:=OFFSET([$Sheet1.B$1];MATCH([.$A15];[$Sheet1.$A$1:$Sheet1.$A$1048576])-1;0)" office:value-type="float" office:value="0" calcext:value-type="float">
            <text:p>0</text:p>
          </table:table-cell>
          <table:table-cell table:style-name="ce27" table:formula="of:=OFFSET([$Sheet1.C$1];MATCH([.$A15];[$Sheet1.$A$1:$Sheet1.$A$1048576])-1;0)" office:value-type="float" office:value="0" calcext:value-type="float">
            <text:p>0</text:p>
          </table:table-cell>
          <table:table-cell table:style-name="ce27" table:formula="of:=OFFSET([$Sheet1.D$1];MATCH([.$A15];[$Sheet1.$A$1:$Sheet1.$A$1048576])-1;0)" office:value-type="float" office:value="0" calcext:value-type="float">
            <text:p>0</text:p>
          </table:table-cell>
          <table:table-cell table:formula="of:=OFFSET([$Sheet1.E$1];MATCH([.$A15];[$Sheet1.$A$1:$Sheet1.$A$1048576])-1;0)" office:value-type="float" office:value="0" calcext:value-type="float">
            <text:p>0</text:p>
          </table:table-cell>
          <table:table-cell table:formula="of:=OFFSET([$Sheet1.F$1];MATCH([.$A15];[$Sheet1.$A$1:$Sheet1.$A$1048576])-1;0)" office:value-type="float" office:value="0" calcext:value-type="float">
            <text:p>0</text:p>
          </table:table-cell>
          <table:table-cell table:formula="of:=OFFSET([$Sheet1.G$1];MATCH([.$A15];[$Sheet1.$A$1:$Sheet1.$A$1048576])-1;0)" office:value-type="float" office:value="0" calcext:value-type="float">
            <text:p>0</text:p>
          </table:table-cell>
          <table:table-cell table:style-name="ce27" table:formula="of:=OFFSET([$Sheet1.H$1];MATCH([.$A15];[$Sheet1.$A$1:$Sheet1.$A$1048576])-1;0)" office:value-type="float" office:value="0" calcext:value-type="float">
            <text:p>0</text:p>
          </table:table-cell>
          <table:table-cell table:style-name="ce27" table:formula="of:=OFFSET([$Sheet1.I$1];MATCH([.$A15];[$Sheet1.$A$1:$Sheet1.$A$1048576])-1;0)" office:value-type="float" office:value="0" calcext:value-type="float">
            <text:p>0</text:p>
          </table:table-cell>
          <table:table-cell table:style-name="ce24" table:formula="of:=OFFSET([$Sheet1.J$1];MATCH([.$A15];[$Sheet1.$A$1:$Sheet1.$A$1048576])-1;0)" office:value-type="float" office:value="0" calcext:value-type="float">
            <text:p>0</text:p>
          </table:table-cell>
          <table:table-cell table:formula="of:=DATE([.F15];[.G15];[.H15])" office:value-type="date" office:date-value="1999-11-30" calcext:value-type="date">
            <text:p>Tue, Nov 30, 99</text:p>
          </table:table-cell>
          <table:table-cell table:style-name="ce24" table:formula="of:=OFFSET([$Sheet1.K$1];MATCH([.$A15];[$Sheet1.$A$1:$Sheet1.$A$1048576])-1;0)" office:value-type="float" office:value="0" calcext:value-type="float">
            <text:p>0</text:p>
          </table:table-cell>
          <table:table-cell table:style-name="ce24" table:formula="of:=OFFSET([$Sheet1.L$1];MATCH([.$A15];[$Sheet1.$A$1:$Sheet1.$A$1048576])-1;0)" office:value-type="float" office:value="0" calcext:value-type="float">
            <text:p>0</text:p>
          </table:table-cell>
          <table:table-cell table:style-name="ce24" table:formula="of:=OFFSET([$Sheet1.M$1];MATCH([.$A15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6];[$Sheet1.$A$1:$Sheet1.$A$1048576])-1;0)" office:value-type="float" office:value="0" calcext:value-type="float">
            <text:p>0</text:p>
          </table:table-cell>
          <table:table-cell table:formula="of:=OFFSET([$Sheet1.B$1];MATCH([.$A16];[$Sheet1.$A$1:$Sheet1.$A$1048576])-1;0)" office:value-type="float" office:value="0" calcext:value-type="float">
            <text:p>0</text:p>
          </table:table-cell>
          <table:table-cell table:style-name="ce27" table:formula="of:=OFFSET([$Sheet1.C$1];MATCH([.$A16];[$Sheet1.$A$1:$Sheet1.$A$1048576])-1;0)" office:value-type="float" office:value="0" calcext:value-type="float">
            <text:p>0</text:p>
          </table:table-cell>
          <table:table-cell table:style-name="ce27" table:formula="of:=OFFSET([$Sheet1.D$1];MATCH([.$A16];[$Sheet1.$A$1:$Sheet1.$A$1048576])-1;0)" office:value-type="float" office:value="0" calcext:value-type="float">
            <text:p>0</text:p>
          </table:table-cell>
          <table:table-cell table:formula="of:=OFFSET([$Sheet1.E$1];MATCH([.$A16];[$Sheet1.$A$1:$Sheet1.$A$1048576])-1;0)" office:value-type="float" office:value="0" calcext:value-type="float">
            <text:p>0</text:p>
          </table:table-cell>
          <table:table-cell table:formula="of:=OFFSET([$Sheet1.F$1];MATCH([.$A16];[$Sheet1.$A$1:$Sheet1.$A$1048576])-1;0)" office:value-type="float" office:value="0" calcext:value-type="float">
            <text:p>0</text:p>
          </table:table-cell>
          <table:table-cell table:formula="of:=OFFSET([$Sheet1.G$1];MATCH([.$A16];[$Sheet1.$A$1:$Sheet1.$A$1048576])-1;0)" office:value-type="float" office:value="0" calcext:value-type="float">
            <text:p>0</text:p>
          </table:table-cell>
          <table:table-cell table:style-name="ce27" table:formula="of:=OFFSET([$Sheet1.H$1];MATCH([.$A16];[$Sheet1.$A$1:$Sheet1.$A$1048576])-1;0)" office:value-type="float" office:value="0" calcext:value-type="float">
            <text:p>0</text:p>
          </table:table-cell>
          <table:table-cell table:style-name="ce27" table:formula="of:=OFFSET([$Sheet1.I$1];MATCH([.$A16];[$Sheet1.$A$1:$Sheet1.$A$1048576])-1;0)" office:value-type="float" office:value="0" calcext:value-type="float">
            <text:p>0</text:p>
          </table:table-cell>
          <table:table-cell table:style-name="ce24" table:formula="of:=OFFSET([$Sheet1.J$1];MATCH([.$A16];[$Sheet1.$A$1:$Sheet1.$A$1048576])-1;0)" office:value-type="float" office:value="0" calcext:value-type="float">
            <text:p>0</text:p>
          </table:table-cell>
          <table:table-cell table:formula="of:=DATE([.F16];[.G16];[.H16])" office:value-type="date" office:date-value="1999-11-30" calcext:value-type="date">
            <text:p>Tue, Nov 30, 99</text:p>
          </table:table-cell>
          <table:table-cell table:style-name="ce24" table:formula="of:=OFFSET([$Sheet1.K$1];MATCH([.$A16];[$Sheet1.$A$1:$Sheet1.$A$1048576])-1;0)" office:value-type="float" office:value="0" calcext:value-type="float">
            <text:p>0</text:p>
          </table:table-cell>
          <table:table-cell table:style-name="ce24" table:formula="of:=OFFSET([$Sheet1.L$1];MATCH([.$A16];[$Sheet1.$A$1:$Sheet1.$A$1048576])-1;0)" office:value-type="float" office:value="0" calcext:value-type="float">
            <text:p>0</text:p>
          </table:table-cell>
          <table:table-cell table:style-name="ce24" table:formula="of:=OFFSET([$Sheet1.M$1];MATCH([.$A16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7];[$Sheet1.$A$1:$Sheet1.$A$1048576])-1;0)" office:value-type="float" office:value="0" calcext:value-type="float">
            <text:p>0</text:p>
          </table:table-cell>
          <table:table-cell table:formula="of:=OFFSET([$Sheet1.B$1];MATCH([.$A17];[$Sheet1.$A$1:$Sheet1.$A$1048576])-1;0)" office:value-type="float" office:value="0" calcext:value-type="float">
            <text:p>0</text:p>
          </table:table-cell>
          <table:table-cell table:style-name="ce27" table:formula="of:=OFFSET([$Sheet1.C$1];MATCH([.$A17];[$Sheet1.$A$1:$Sheet1.$A$1048576])-1;0)" office:value-type="float" office:value="0" calcext:value-type="float">
            <text:p>0</text:p>
          </table:table-cell>
          <table:table-cell table:style-name="ce27" table:formula="of:=OFFSET([$Sheet1.D$1];MATCH([.$A17];[$Sheet1.$A$1:$Sheet1.$A$1048576])-1;0)" office:value-type="float" office:value="0" calcext:value-type="float">
            <text:p>0</text:p>
          </table:table-cell>
          <table:table-cell table:formula="of:=OFFSET([$Sheet1.E$1];MATCH([.$A17];[$Sheet1.$A$1:$Sheet1.$A$1048576])-1;0)" office:value-type="float" office:value="0" calcext:value-type="float">
            <text:p>0</text:p>
          </table:table-cell>
          <table:table-cell table:formula="of:=OFFSET([$Sheet1.F$1];MATCH([.$A17];[$Sheet1.$A$1:$Sheet1.$A$1048576])-1;0)" office:value-type="float" office:value="0" calcext:value-type="float">
            <text:p>0</text:p>
          </table:table-cell>
          <table:table-cell table:formula="of:=OFFSET([$Sheet1.G$1];MATCH([.$A17];[$Sheet1.$A$1:$Sheet1.$A$1048576])-1;0)" office:value-type="float" office:value="0" calcext:value-type="float">
            <text:p>0</text:p>
          </table:table-cell>
          <table:table-cell table:style-name="ce27" table:formula="of:=OFFSET([$Sheet1.H$1];MATCH([.$A17];[$Sheet1.$A$1:$Sheet1.$A$1048576])-1;0)" office:value-type="float" office:value="0" calcext:value-type="float">
            <text:p>0</text:p>
          </table:table-cell>
          <table:table-cell table:style-name="ce27" table:formula="of:=OFFSET([$Sheet1.I$1];MATCH([.$A17];[$Sheet1.$A$1:$Sheet1.$A$1048576])-1;0)" office:value-type="float" office:value="0" calcext:value-type="float">
            <text:p>0</text:p>
          </table:table-cell>
          <table:table-cell table:style-name="ce24" table:formula="of:=OFFSET([$Sheet1.J$1];MATCH([.$A17];[$Sheet1.$A$1:$Sheet1.$A$1048576])-1;0)" office:value-type="float" office:value="0" calcext:value-type="float">
            <text:p>0</text:p>
          </table:table-cell>
          <table:table-cell table:formula="of:=DATE([.F17];[.G17];[.H17])" office:value-type="date" office:date-value="1999-11-30" calcext:value-type="date">
            <text:p>Tue, Nov 30, 99</text:p>
          </table:table-cell>
          <table:table-cell table:style-name="ce24" table:formula="of:=OFFSET([$Sheet1.K$1];MATCH([.$A17];[$Sheet1.$A$1:$Sheet1.$A$1048576])-1;0)" office:value-type="float" office:value="0" calcext:value-type="float">
            <text:p>0</text:p>
          </table:table-cell>
          <table:table-cell table:style-name="ce24" table:formula="of:=OFFSET([$Sheet1.L$1];MATCH([.$A17];[$Sheet1.$A$1:$Sheet1.$A$1048576])-1;0)" office:value-type="float" office:value="0" calcext:value-type="float">
            <text:p>0</text:p>
          </table:table-cell>
          <table:table-cell table:style-name="ce24" table:formula="of:=OFFSET([$Sheet1.M$1];MATCH([.$A17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8];[$Sheet1.$A$1:$Sheet1.$A$1048576])-1;0)" office:value-type="float" office:value="0" calcext:value-type="float">
            <text:p>0</text:p>
          </table:table-cell>
          <table:table-cell table:formula="of:=OFFSET([$Sheet1.B$1];MATCH([.$A18];[$Sheet1.$A$1:$Sheet1.$A$1048576])-1;0)" office:value-type="float" office:value="0" calcext:value-type="float">
            <text:p>0</text:p>
          </table:table-cell>
          <table:table-cell table:style-name="ce27" table:formula="of:=OFFSET([$Sheet1.C$1];MATCH([.$A18];[$Sheet1.$A$1:$Sheet1.$A$1048576])-1;0)" office:value-type="float" office:value="0" calcext:value-type="float">
            <text:p>0</text:p>
          </table:table-cell>
          <table:table-cell table:style-name="ce27" table:formula="of:=OFFSET([$Sheet1.D$1];MATCH([.$A18];[$Sheet1.$A$1:$Sheet1.$A$1048576])-1;0)" office:value-type="float" office:value="0" calcext:value-type="float">
            <text:p>0</text:p>
          </table:table-cell>
          <table:table-cell table:formula="of:=OFFSET([$Sheet1.E$1];MATCH([.$A18];[$Sheet1.$A$1:$Sheet1.$A$1048576])-1;0)" office:value-type="float" office:value="0" calcext:value-type="float">
            <text:p>0</text:p>
          </table:table-cell>
          <table:table-cell table:formula="of:=OFFSET([$Sheet1.F$1];MATCH([.$A18];[$Sheet1.$A$1:$Sheet1.$A$1048576])-1;0)" office:value-type="float" office:value="0" calcext:value-type="float">
            <text:p>0</text:p>
          </table:table-cell>
          <table:table-cell table:formula="of:=OFFSET([$Sheet1.G$1];MATCH([.$A18];[$Sheet1.$A$1:$Sheet1.$A$1048576])-1;0)" office:value-type="float" office:value="0" calcext:value-type="float">
            <text:p>0</text:p>
          </table:table-cell>
          <table:table-cell table:style-name="ce27" table:formula="of:=OFFSET([$Sheet1.H$1];MATCH([.$A18];[$Sheet1.$A$1:$Sheet1.$A$1048576])-1;0)" office:value-type="float" office:value="0" calcext:value-type="float">
            <text:p>0</text:p>
          </table:table-cell>
          <table:table-cell table:style-name="ce27" table:formula="of:=OFFSET([$Sheet1.I$1];MATCH([.$A18];[$Sheet1.$A$1:$Sheet1.$A$1048576])-1;0)" office:value-type="float" office:value="0" calcext:value-type="float">
            <text:p>0</text:p>
          </table:table-cell>
          <table:table-cell table:style-name="ce24" table:formula="of:=OFFSET([$Sheet1.J$1];MATCH([.$A18];[$Sheet1.$A$1:$Sheet1.$A$1048576])-1;0)" office:value-type="float" office:value="0" calcext:value-type="float">
            <text:p>0</text:p>
          </table:table-cell>
          <table:table-cell table:formula="of:=DATE([.F18];[.G18];[.H18])" office:value-type="date" office:date-value="1999-11-30" calcext:value-type="date">
            <text:p>Tue, Nov 30, 99</text:p>
          </table:table-cell>
          <table:table-cell table:style-name="ce24" table:formula="of:=OFFSET([$Sheet1.K$1];MATCH([.$A18];[$Sheet1.$A$1:$Sheet1.$A$1048576])-1;0)" office:value-type="float" office:value="0" calcext:value-type="float">
            <text:p>0</text:p>
          </table:table-cell>
          <table:table-cell table:style-name="ce24" table:formula="of:=OFFSET([$Sheet1.L$1];MATCH([.$A18];[$Sheet1.$A$1:$Sheet1.$A$1048576])-1;0)" office:value-type="float" office:value="0" calcext:value-type="float">
            <text:p>0</text:p>
          </table:table-cell>
          <table:table-cell table:style-name="ce24" table:formula="of:=OFFSET([$Sheet1.M$1];MATCH([.$A18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19];[$Sheet1.$A$1:$Sheet1.$A$1048576])-1;0)" office:value-type="float" office:value="0" calcext:value-type="float">
            <text:p>0</text:p>
          </table:table-cell>
          <table:table-cell table:formula="of:=OFFSET([$Sheet1.B$1];MATCH([.$A19];[$Sheet1.$A$1:$Sheet1.$A$1048576])-1;0)" office:value-type="float" office:value="0" calcext:value-type="float">
            <text:p>0</text:p>
          </table:table-cell>
          <table:table-cell table:style-name="ce27" table:formula="of:=OFFSET([$Sheet1.C$1];MATCH([.$A19];[$Sheet1.$A$1:$Sheet1.$A$1048576])-1;0)" office:value-type="float" office:value="0" calcext:value-type="float">
            <text:p>0</text:p>
          </table:table-cell>
          <table:table-cell table:style-name="ce27" table:formula="of:=OFFSET([$Sheet1.D$1];MATCH([.$A19];[$Sheet1.$A$1:$Sheet1.$A$1048576])-1;0)" office:value-type="float" office:value="0" calcext:value-type="float">
            <text:p>0</text:p>
          </table:table-cell>
          <table:table-cell table:formula="of:=OFFSET([$Sheet1.E$1];MATCH([.$A19];[$Sheet1.$A$1:$Sheet1.$A$1048576])-1;0)" office:value-type="float" office:value="0" calcext:value-type="float">
            <text:p>0</text:p>
          </table:table-cell>
          <table:table-cell table:formula="of:=OFFSET([$Sheet1.F$1];MATCH([.$A19];[$Sheet1.$A$1:$Sheet1.$A$1048576])-1;0)" office:value-type="float" office:value="0" calcext:value-type="float">
            <text:p>0</text:p>
          </table:table-cell>
          <table:table-cell table:formula="of:=OFFSET([$Sheet1.G$1];MATCH([.$A19];[$Sheet1.$A$1:$Sheet1.$A$1048576])-1;0)" office:value-type="float" office:value="0" calcext:value-type="float">
            <text:p>0</text:p>
          </table:table-cell>
          <table:table-cell table:style-name="ce27" table:formula="of:=OFFSET([$Sheet1.H$1];MATCH([.$A19];[$Sheet1.$A$1:$Sheet1.$A$1048576])-1;0)" office:value-type="float" office:value="0" calcext:value-type="float">
            <text:p>0</text:p>
          </table:table-cell>
          <table:table-cell table:style-name="ce27" table:formula="of:=OFFSET([$Sheet1.I$1];MATCH([.$A19];[$Sheet1.$A$1:$Sheet1.$A$1048576])-1;0)" office:value-type="float" office:value="0" calcext:value-type="float">
            <text:p>0</text:p>
          </table:table-cell>
          <table:table-cell table:style-name="ce24" table:formula="of:=OFFSET([$Sheet1.J$1];MATCH([.$A19];[$Sheet1.$A$1:$Sheet1.$A$1048576])-1;0)" office:value-type="float" office:value="0" calcext:value-type="float">
            <text:p>0</text:p>
          </table:table-cell>
          <table:table-cell table:formula="of:=DATE([.F19];[.G19];[.H19])" office:value-type="date" office:date-value="1999-11-30" calcext:value-type="date">
            <text:p>Tue, Nov 30, 99</text:p>
          </table:table-cell>
          <table:table-cell table:style-name="ce24" table:formula="of:=OFFSET([$Sheet1.K$1];MATCH([.$A19];[$Sheet1.$A$1:$Sheet1.$A$1048576])-1;0)" office:value-type="float" office:value="0" calcext:value-type="float">
            <text:p>0</text:p>
          </table:table-cell>
          <table:table-cell table:style-name="ce24" table:formula="of:=OFFSET([$Sheet1.L$1];MATCH([.$A19];[$Sheet1.$A$1:$Sheet1.$A$1048576])-1;0)" office:value-type="float" office:value="0" calcext:value-type="float">
            <text:p>0</text:p>
          </table:table-cell>
          <table:table-cell table:style-name="ce24" table:formula="of:=OFFSET([$Sheet1.M$1];MATCH([.$A19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20];[$Sheet1.$A$1:$Sheet1.$A$1048576])-1;0)" office:value-type="float" office:value="0" calcext:value-type="float">
            <text:p>0</text:p>
          </table:table-cell>
          <table:table-cell table:formula="of:=OFFSET([$Sheet1.B$1];MATCH([.$A20];[$Sheet1.$A$1:$Sheet1.$A$1048576])-1;0)" office:value-type="float" office:value="0" calcext:value-type="float">
            <text:p>0</text:p>
          </table:table-cell>
          <table:table-cell table:style-name="ce27" table:formula="of:=OFFSET([$Sheet1.C$1];MATCH([.$A20];[$Sheet1.$A$1:$Sheet1.$A$1048576])-1;0)" office:value-type="float" office:value="0" calcext:value-type="float">
            <text:p>0</text:p>
          </table:table-cell>
          <table:table-cell table:style-name="ce27" table:formula="of:=OFFSET([$Sheet1.D$1];MATCH([.$A20];[$Sheet1.$A$1:$Sheet1.$A$1048576])-1;0)" office:value-type="float" office:value="0" calcext:value-type="float">
            <text:p>0</text:p>
          </table:table-cell>
          <table:table-cell table:formula="of:=OFFSET([$Sheet1.E$1];MATCH([.$A20];[$Sheet1.$A$1:$Sheet1.$A$1048576])-1;0)" office:value-type="float" office:value="0" calcext:value-type="float">
            <text:p>0</text:p>
          </table:table-cell>
          <table:table-cell table:formula="of:=OFFSET([$Sheet1.F$1];MATCH([.$A20];[$Sheet1.$A$1:$Sheet1.$A$1048576])-1;0)" office:value-type="float" office:value="0" calcext:value-type="float">
            <text:p>0</text:p>
          </table:table-cell>
          <table:table-cell table:formula="of:=OFFSET([$Sheet1.G$1];MATCH([.$A20];[$Sheet1.$A$1:$Sheet1.$A$1048576])-1;0)" office:value-type="float" office:value="0" calcext:value-type="float">
            <text:p>0</text:p>
          </table:table-cell>
          <table:table-cell table:style-name="ce27" table:formula="of:=OFFSET([$Sheet1.H$1];MATCH([.$A20];[$Sheet1.$A$1:$Sheet1.$A$1048576])-1;0)" office:value-type="float" office:value="0" calcext:value-type="float">
            <text:p>0</text:p>
          </table:table-cell>
          <table:table-cell table:style-name="ce27" table:formula="of:=OFFSET([$Sheet1.I$1];MATCH([.$A20];[$Sheet1.$A$1:$Sheet1.$A$1048576])-1;0)" office:value-type="float" office:value="0" calcext:value-type="float">
            <text:p>0</text:p>
          </table:table-cell>
          <table:table-cell table:style-name="ce24" table:formula="of:=OFFSET([$Sheet1.J$1];MATCH([.$A20];[$Sheet1.$A$1:$Sheet1.$A$1048576])-1;0)" office:value-type="float" office:value="0" calcext:value-type="float">
            <text:p>0</text:p>
          </table:table-cell>
          <table:table-cell table:formula="of:=DATE([.F20];[.G20];[.H20])" office:value-type="date" office:date-value="1999-11-30" calcext:value-type="date">
            <text:p>Tue, Nov 30, 99</text:p>
          </table:table-cell>
          <table:table-cell table:style-name="ce24" table:formula="of:=OFFSET([$Sheet1.K$1];MATCH([.$A20];[$Sheet1.$A$1:$Sheet1.$A$1048576])-1;0)" office:value-type="float" office:value="0" calcext:value-type="float">
            <text:p>0</text:p>
          </table:table-cell>
          <table:table-cell table:style-name="ce24" table:formula="of:=OFFSET([$Sheet1.L$1];MATCH([.$A20];[$Sheet1.$A$1:$Sheet1.$A$1048576])-1;0)" office:value-type="float" office:value="0" calcext:value-type="float">
            <text:p>0</text:p>
          </table:table-cell>
          <table:table-cell table:style-name="ce24" table:formula="of:=OFFSET([$Sheet1.M$1];MATCH([.$A20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21];[$Sheet1.$A$1:$Sheet1.$A$1048576])-1;0)" office:value-type="float" office:value="0" calcext:value-type="float">
            <text:p>0</text:p>
          </table:table-cell>
          <table:table-cell table:formula="of:=OFFSET([$Sheet1.B$1];MATCH([.$A21];[$Sheet1.$A$1:$Sheet1.$A$1048576])-1;0)" office:value-type="float" office:value="0" calcext:value-type="float">
            <text:p>0</text:p>
          </table:table-cell>
          <table:table-cell table:style-name="ce27" table:formula="of:=OFFSET([$Sheet1.C$1];MATCH([.$A21];[$Sheet1.$A$1:$Sheet1.$A$1048576])-1;0)" office:value-type="float" office:value="0" calcext:value-type="float">
            <text:p>0</text:p>
          </table:table-cell>
          <table:table-cell table:style-name="ce27" table:formula="of:=OFFSET([$Sheet1.D$1];MATCH([.$A21];[$Sheet1.$A$1:$Sheet1.$A$1048576])-1;0)" office:value-type="float" office:value="0" calcext:value-type="float">
            <text:p>0</text:p>
          </table:table-cell>
          <table:table-cell table:formula="of:=OFFSET([$Sheet1.E$1];MATCH([.$A21];[$Sheet1.$A$1:$Sheet1.$A$1048576])-1;0)" office:value-type="float" office:value="0" calcext:value-type="float">
            <text:p>0</text:p>
          </table:table-cell>
          <table:table-cell table:formula="of:=OFFSET([$Sheet1.F$1];MATCH([.$A21];[$Sheet1.$A$1:$Sheet1.$A$1048576])-1;0)" office:value-type="float" office:value="0" calcext:value-type="float">
            <text:p>0</text:p>
          </table:table-cell>
          <table:table-cell table:formula="of:=OFFSET([$Sheet1.G$1];MATCH([.$A21];[$Sheet1.$A$1:$Sheet1.$A$1048576])-1;0)" office:value-type="float" office:value="0" calcext:value-type="float">
            <text:p>0</text:p>
          </table:table-cell>
          <table:table-cell table:style-name="ce27" table:formula="of:=OFFSET([$Sheet1.H$1];MATCH([.$A21];[$Sheet1.$A$1:$Sheet1.$A$1048576])-1;0)" office:value-type="float" office:value="0" calcext:value-type="float">
            <text:p>0</text:p>
          </table:table-cell>
          <table:table-cell table:style-name="ce27" table:formula="of:=OFFSET([$Sheet1.I$1];MATCH([.$A21];[$Sheet1.$A$1:$Sheet1.$A$1048576])-1;0)" office:value-type="float" office:value="0" calcext:value-type="float">
            <text:p>0</text:p>
          </table:table-cell>
          <table:table-cell table:style-name="ce24" table:formula="of:=OFFSET([$Sheet1.J$1];MATCH([.$A21];[$Sheet1.$A$1:$Sheet1.$A$1048576])-1;0)" office:value-type="float" office:value="0" calcext:value-type="float">
            <text:p>0</text:p>
          </table:table-cell>
          <table:table-cell table:formula="of:=DATE([.F21];[.G21];[.H21])" office:value-type="date" office:date-value="1999-11-30" calcext:value-type="date">
            <text:p>Tue, Nov 30, 99</text:p>
          </table:table-cell>
          <table:table-cell table:style-name="ce24" table:formula="of:=OFFSET([$Sheet1.K$1];MATCH([.$A21];[$Sheet1.$A$1:$Sheet1.$A$1048576])-1;0)" office:value-type="float" office:value="0" calcext:value-type="float">
            <text:p>0</text:p>
          </table:table-cell>
          <table:table-cell table:style-name="ce24" table:formula="of:=OFFSET([$Sheet1.L$1];MATCH([.$A21];[$Sheet1.$A$1:$Sheet1.$A$1048576])-1;0)" office:value-type="float" office:value="0" calcext:value-type="float">
            <text:p>0</text:p>
          </table:table-cell>
          <table:table-cell table:style-name="ce24" table:formula="of:=OFFSET([$Sheet1.M$1];MATCH([.$A21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22];[$Sheet1.$A$1:$Sheet1.$A$1048576])-1;0)" office:value-type="float" office:value="0" calcext:value-type="float">
            <text:p>0</text:p>
          </table:table-cell>
          <table:table-cell table:formula="of:=OFFSET([$Sheet1.B$1];MATCH([.$A22];[$Sheet1.$A$1:$Sheet1.$A$1048576])-1;0)" office:value-type="float" office:value="0" calcext:value-type="float">
            <text:p>0</text:p>
          </table:table-cell>
          <table:table-cell table:style-name="ce27" table:formula="of:=OFFSET([$Sheet1.C$1];MATCH([.$A22];[$Sheet1.$A$1:$Sheet1.$A$1048576])-1;0)" office:value-type="float" office:value="0" calcext:value-type="float">
            <text:p>0</text:p>
          </table:table-cell>
          <table:table-cell table:style-name="ce27" table:formula="of:=OFFSET([$Sheet1.D$1];MATCH([.$A22];[$Sheet1.$A$1:$Sheet1.$A$1048576])-1;0)" office:value-type="float" office:value="0" calcext:value-type="float">
            <text:p>0</text:p>
          </table:table-cell>
          <table:table-cell table:formula="of:=OFFSET([$Sheet1.E$1];MATCH([.$A22];[$Sheet1.$A$1:$Sheet1.$A$1048576])-1;0)" office:value-type="float" office:value="0" calcext:value-type="float">
            <text:p>0</text:p>
          </table:table-cell>
          <table:table-cell table:formula="of:=OFFSET([$Sheet1.F$1];MATCH([.$A22];[$Sheet1.$A$1:$Sheet1.$A$1048576])-1;0)" office:value-type="float" office:value="0" calcext:value-type="float">
            <text:p>0</text:p>
          </table:table-cell>
          <table:table-cell table:formula="of:=OFFSET([$Sheet1.G$1];MATCH([.$A22];[$Sheet1.$A$1:$Sheet1.$A$1048576])-1;0)" office:value-type="float" office:value="0" calcext:value-type="float">
            <text:p>0</text:p>
          </table:table-cell>
          <table:table-cell table:style-name="ce27" table:formula="of:=OFFSET([$Sheet1.H$1];MATCH([.$A22];[$Sheet1.$A$1:$Sheet1.$A$1048576])-1;0)" office:value-type="float" office:value="0" calcext:value-type="float">
            <text:p>0</text:p>
          </table:table-cell>
          <table:table-cell table:style-name="ce27" table:formula="of:=OFFSET([$Sheet1.I$1];MATCH([.$A22];[$Sheet1.$A$1:$Sheet1.$A$1048576])-1;0)" office:value-type="float" office:value="0" calcext:value-type="float">
            <text:p>0</text:p>
          </table:table-cell>
          <table:table-cell table:style-name="ce24" table:formula="of:=OFFSET([$Sheet1.J$1];MATCH([.$A22];[$Sheet1.$A$1:$Sheet1.$A$1048576])-1;0)" office:value-type="float" office:value="0" calcext:value-type="float">
            <text:p>0</text:p>
          </table:table-cell>
          <table:table-cell table:formula="of:=DATE([.F22];[.G22];[.H22])" office:value-type="date" office:date-value="1999-11-30" calcext:value-type="date">
            <text:p>Tue, Nov 30, 99</text:p>
          </table:table-cell>
          <table:table-cell table:style-name="ce24" table:formula="of:=OFFSET([$Sheet1.K$1];MATCH([.$A22];[$Sheet1.$A$1:$Sheet1.$A$1048576])-1;0)" office:value-type="float" office:value="0" calcext:value-type="float">
            <text:p>0</text:p>
          </table:table-cell>
          <table:table-cell table:style-name="ce24" table:formula="of:=OFFSET([$Sheet1.L$1];MATCH([.$A22];[$Sheet1.$A$1:$Sheet1.$A$1048576])-1;0)" office:value-type="float" office:value="0" calcext:value-type="float">
            <text:p>0</text:p>
          </table:table-cell>
          <table:table-cell table:style-name="ce24" table:formula="of:=OFFSET([$Sheet1.M$1];MATCH([.$A22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23];[$Sheet1.$A$1:$Sheet1.$A$1048576])-1;0)" office:value-type="float" office:value="0" calcext:value-type="float">
            <text:p>0</text:p>
          </table:table-cell>
          <table:table-cell table:formula="of:=OFFSET([$Sheet1.B$1];MATCH([.$A23];[$Sheet1.$A$1:$Sheet1.$A$1048576])-1;0)" office:value-type="float" office:value="0" calcext:value-type="float">
            <text:p>0</text:p>
          </table:table-cell>
          <table:table-cell table:style-name="ce27" table:formula="of:=OFFSET([$Sheet1.C$1];MATCH([.$A23];[$Sheet1.$A$1:$Sheet1.$A$1048576])-1;0)" office:value-type="float" office:value="0" calcext:value-type="float">
            <text:p>0</text:p>
          </table:table-cell>
          <table:table-cell table:style-name="ce27" table:formula="of:=OFFSET([$Sheet1.D$1];MATCH([.$A23];[$Sheet1.$A$1:$Sheet1.$A$1048576])-1;0)" office:value-type="float" office:value="0" calcext:value-type="float">
            <text:p>0</text:p>
          </table:table-cell>
          <table:table-cell table:formula="of:=OFFSET([$Sheet1.E$1];MATCH([.$A23];[$Sheet1.$A$1:$Sheet1.$A$1048576])-1;0)" office:value-type="float" office:value="0" calcext:value-type="float">
            <text:p>0</text:p>
          </table:table-cell>
          <table:table-cell table:formula="of:=OFFSET([$Sheet1.F$1];MATCH([.$A23];[$Sheet1.$A$1:$Sheet1.$A$1048576])-1;0)" office:value-type="float" office:value="0" calcext:value-type="float">
            <text:p>0</text:p>
          </table:table-cell>
          <table:table-cell table:formula="of:=OFFSET([$Sheet1.G$1];MATCH([.$A23];[$Sheet1.$A$1:$Sheet1.$A$1048576])-1;0)" office:value-type="float" office:value="0" calcext:value-type="float">
            <text:p>0</text:p>
          </table:table-cell>
          <table:table-cell table:style-name="ce27" table:formula="of:=OFFSET([$Sheet1.H$1];MATCH([.$A23];[$Sheet1.$A$1:$Sheet1.$A$1048576])-1;0)" office:value-type="float" office:value="0" calcext:value-type="float">
            <text:p>0</text:p>
          </table:table-cell>
          <table:table-cell table:style-name="ce27" table:formula="of:=OFFSET([$Sheet1.I$1];MATCH([.$A23];[$Sheet1.$A$1:$Sheet1.$A$1048576])-1;0)" office:value-type="float" office:value="0" calcext:value-type="float">
            <text:p>0</text:p>
          </table:table-cell>
          <table:table-cell table:style-name="ce24" table:formula="of:=OFFSET([$Sheet1.J$1];MATCH([.$A23];[$Sheet1.$A$1:$Sheet1.$A$1048576])-1;0)" office:value-type="float" office:value="0" calcext:value-type="float">
            <text:p>0</text:p>
          </table:table-cell>
          <table:table-cell table:formula="of:=DATE([.F23];[.G23];[.H23])" office:value-type="date" office:date-value="1999-11-30" calcext:value-type="date">
            <text:p>Tue, Nov 30, 99</text:p>
          </table:table-cell>
          <table:table-cell table:style-name="ce24" table:formula="of:=OFFSET([$Sheet1.K$1];MATCH([.$A23];[$Sheet1.$A$1:$Sheet1.$A$1048576])-1;0)" office:value-type="float" office:value="0" calcext:value-type="float">
            <text:p>0</text:p>
          </table:table-cell>
          <table:table-cell table:style-name="ce24" table:formula="of:=OFFSET([$Sheet1.L$1];MATCH([.$A23];[$Sheet1.$A$1:$Sheet1.$A$1048576])-1;0)" office:value-type="float" office:value="0" calcext:value-type="float">
            <text:p>0</text:p>
          </table:table-cell>
          <table:table-cell table:style-name="ce24" table:formula="of:=OFFSET([$Sheet1.M$1];MATCH([.$A23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24];[$Sheet1.$A$1:$Sheet1.$A$1048576])-1;0)" office:value-type="float" office:value="0" calcext:value-type="float">
            <text:p>0</text:p>
          </table:table-cell>
          <table:table-cell table:formula="of:=OFFSET([$Sheet1.B$1];MATCH([.$A24];[$Sheet1.$A$1:$Sheet1.$A$1048576])-1;0)" office:value-type="float" office:value="0" calcext:value-type="float">
            <text:p>0</text:p>
          </table:table-cell>
          <table:table-cell table:style-name="ce27" table:formula="of:=OFFSET([$Sheet1.C$1];MATCH([.$A24];[$Sheet1.$A$1:$Sheet1.$A$1048576])-1;0)" office:value-type="float" office:value="0" calcext:value-type="float">
            <text:p>0</text:p>
          </table:table-cell>
          <table:table-cell table:style-name="ce27" table:formula="of:=OFFSET([$Sheet1.D$1];MATCH([.$A24];[$Sheet1.$A$1:$Sheet1.$A$1048576])-1;0)" office:value-type="float" office:value="0" calcext:value-type="float">
            <text:p>0</text:p>
          </table:table-cell>
          <table:table-cell table:formula="of:=OFFSET([$Sheet1.E$1];MATCH([.$A24];[$Sheet1.$A$1:$Sheet1.$A$1048576])-1;0)" office:value-type="float" office:value="0" calcext:value-type="float">
            <text:p>0</text:p>
          </table:table-cell>
          <table:table-cell table:formula="of:=OFFSET([$Sheet1.F$1];MATCH([.$A24];[$Sheet1.$A$1:$Sheet1.$A$1048576])-1;0)" office:value-type="float" office:value="0" calcext:value-type="float">
            <text:p>0</text:p>
          </table:table-cell>
          <table:table-cell table:formula="of:=OFFSET([$Sheet1.G$1];MATCH([.$A24];[$Sheet1.$A$1:$Sheet1.$A$1048576])-1;0)" office:value-type="float" office:value="0" calcext:value-type="float">
            <text:p>0</text:p>
          </table:table-cell>
          <table:table-cell table:style-name="ce27" table:formula="of:=OFFSET([$Sheet1.H$1];MATCH([.$A24];[$Sheet1.$A$1:$Sheet1.$A$1048576])-1;0)" office:value-type="float" office:value="0" calcext:value-type="float">
            <text:p>0</text:p>
          </table:table-cell>
          <table:table-cell table:style-name="ce27" table:formula="of:=OFFSET([$Sheet1.I$1];MATCH([.$A24];[$Sheet1.$A$1:$Sheet1.$A$1048576])-1;0)" office:value-type="float" office:value="0" calcext:value-type="float">
            <text:p>0</text:p>
          </table:table-cell>
          <table:table-cell table:style-name="ce24" table:formula="of:=OFFSET([$Sheet1.J$1];MATCH([.$A24];[$Sheet1.$A$1:$Sheet1.$A$1048576])-1;0)" office:value-type="float" office:value="0" calcext:value-type="float">
            <text:p>0</text:p>
          </table:table-cell>
          <table:table-cell table:formula="of:=DATE([.F24];[.G24];[.H24])" office:value-type="date" office:date-value="1999-11-30" calcext:value-type="date">
            <text:p>Tue, Nov 30, 99</text:p>
          </table:table-cell>
          <table:table-cell table:style-name="ce24" table:formula="of:=OFFSET([$Sheet1.K$1];MATCH([.$A24];[$Sheet1.$A$1:$Sheet1.$A$1048576])-1;0)" office:value-type="float" office:value="0" calcext:value-type="float">
            <text:p>0</text:p>
          </table:table-cell>
          <table:table-cell table:style-name="ce24" table:formula="of:=OFFSET([$Sheet1.L$1];MATCH([.$A24];[$Sheet1.$A$1:$Sheet1.$A$1048576])-1;0)" office:value-type="float" office:value="0" calcext:value-type="float">
            <text:p>0</text:p>
          </table:table-cell>
          <table:table-cell table:style-name="ce24" table:formula="of:=OFFSET([$Sheet1.M$1];MATCH([.$A24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OFFSET([$Sheet1.A$1];MATCH([.$A25];[$Sheet1.$A$1:$Sheet1.$A$1048576])-1;0)" office:value-type="float" office:value="0" calcext:value-type="float">
            <text:p>0</text:p>
          </table:table-cell>
          <table:table-cell table:formula="of:=OFFSET([$Sheet1.B$1];MATCH([.$A25];[$Sheet1.$A$1:$Sheet1.$A$1048576])-1;0)" office:value-type="float" office:value="0" calcext:value-type="float">
            <text:p>0</text:p>
          </table:table-cell>
          <table:table-cell table:style-name="ce27" table:formula="of:=OFFSET([$Sheet1.C$1];MATCH([.$A25];[$Sheet1.$A$1:$Sheet1.$A$1048576])-1;0)" office:value-type="float" office:value="0" calcext:value-type="float">
            <text:p>0</text:p>
          </table:table-cell>
          <table:table-cell table:style-name="ce27" table:formula="of:=OFFSET([$Sheet1.D$1];MATCH([.$A25];[$Sheet1.$A$1:$Sheet1.$A$1048576])-1;0)" office:value-type="float" office:value="0" calcext:value-type="float">
            <text:p>0</text:p>
          </table:table-cell>
          <table:table-cell table:formula="of:=OFFSET([$Sheet1.E$1];MATCH([.$A25];[$Sheet1.$A$1:$Sheet1.$A$1048576])-1;0)" office:value-type="float" office:value="0" calcext:value-type="float">
            <text:p>0</text:p>
          </table:table-cell>
          <table:table-cell table:formula="of:=OFFSET([$Sheet1.F$1];MATCH([.$A25];[$Sheet1.$A$1:$Sheet1.$A$1048576])-1;0)" office:value-type="float" office:value="0" calcext:value-type="float">
            <text:p>0</text:p>
          </table:table-cell>
          <table:table-cell table:formula="of:=OFFSET([$Sheet1.G$1];MATCH([.$A25];[$Sheet1.$A$1:$Sheet1.$A$1048576])-1;0)" office:value-type="float" office:value="0" calcext:value-type="float">
            <text:p>0</text:p>
          </table:table-cell>
          <table:table-cell table:style-name="ce27" table:formula="of:=OFFSET([$Sheet1.H$1];MATCH([.$A25];[$Sheet1.$A$1:$Sheet1.$A$1048576])-1;0)" office:value-type="float" office:value="0" calcext:value-type="float">
            <text:p>0</text:p>
          </table:table-cell>
          <table:table-cell table:style-name="ce27" table:formula="of:=OFFSET([$Sheet1.I$1];MATCH([.$A25];[$Sheet1.$A$1:$Sheet1.$A$1048576])-1;0)" office:value-type="float" office:value="0" calcext:value-type="float">
            <text:p>0</text:p>
          </table:table-cell>
          <table:table-cell table:style-name="ce24" table:formula="of:=OFFSET([$Sheet1.J$1];MATCH([.$A25];[$Sheet1.$A$1:$Sheet1.$A$1048576])-1;0)" office:value-type="float" office:value="0" calcext:value-type="float">
            <text:p>0</text:p>
          </table:table-cell>
          <table:table-cell table:formula="of:=DATE([.F25];[.G25];[.H25])" office:value-type="date" office:date-value="1999-11-30" calcext:value-type="date">
            <text:p>Tue, Nov 30, 99</text:p>
          </table:table-cell>
          <table:table-cell table:style-name="ce24" table:formula="of:=OFFSET([$Sheet1.K$1];MATCH([.$A25];[$Sheet1.$A$1:$Sheet1.$A$1048576])-1;0)" office:value-type="float" office:value="0" calcext:value-type="float">
            <text:p>0</text:p>
          </table:table-cell>
          <table:table-cell table:style-name="ce24" table:formula="of:=OFFSET([$Sheet1.L$1];MATCH([.$A25];[$Sheet1.$A$1:$Sheet1.$A$1048576])-1;0)" office:value-type="float" office:value="0" calcext:value-type="float">
            <text:p>0</text:p>
          </table:table-cell>
          <table:table-cell table:style-name="ce24" table:formula="of:=OFFSET([$Sheet1.M$1];MATCH([.$A25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4" table:number-rows-repeated="3">
          <table:table-cell table:number-columns-repeated="9"/>
          <table:table-cell table:style-name="ce29"/>
          <table:table-cell table:number-columns-repeated="1013"/>
        </table:table-row>
        <table:table-row table:style-name="ro4" table:number-rows-repeated="104854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o_save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3" table:default-cell-style-name="ce33"/>
        <table:table-column table:style-name="co4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11" table:number-columns-repeated="1010" table:default-cell-style-name="Default"/>
        <table:table-row table:style-name="ro3">
          <table:table-cell table:style-name="ce31" office:value-type="string" calcext:value-type="string">
            <text:p>log</text:p>
          </table:table-cell>
          <table:table-cell table:style-name="ce31" office:value-type="string" calcext:value-type="string">
            <text:p>#</text:p>
          </table:table-cell>
          <table:table-cell table:style-name="ce31" office:value-type="string" calcext:value-type="string">
            <text:p>Fish species</text:p>
          </table:table-cell>
          <table:table-cell table:style-name="ce31" office:value-type="string" calcext:value-type="string">
            <text:p>Fishing spot nam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month</text:p>
          </table:table-cell>
          <table:table-cell table:style-name="ce31" office:value-type="string" calcext:value-type="string">
            <text:p>day</text:p>
          </table:table-cell>
          <table:table-cell table:style-name="ce31" office:value-type="string" calcext:value-type="string">
            <text:p>Pattern name</text:p>
          </table:table-cell>
          <table:table-cell table:style-name="ce31" office:value-type="string" calcext:value-type="string">
            <text:p>Pattern color</text:p>
          </table:table-cell>
          <table:table-cell table:style-name="ce31" office:value-type="string" calcext:value-type="string">
            <text:p>temp</text:p>
          </table:table-cell>
          <table:table-cell table:style-name="ce32" office:value-type="string" calcext:value-type="string">
            <text:p>Date</text:p>
          </table:table-cell>
          <table:table-cell table:style-name="ce31" office:value-type="string" calcext:value-type="string">
            <text:p>Lake#</text:p>
          </table:table-cell>
          <table:table-cell table:style-name="ce31" office:value-type="string" calcext:value-type="string">
            <text:p>Flys#</text:p>
          </table:table-cell>
          <table:table-cell table:style-name="ce31" office:value-type="string" calcext:value-type="string">
            <text:p>fish#</text:p>
          </table:table-cell>
          <table:table-cell table:style-name="ce31" table:number-columns-repeated="1010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ay Lakes (Telegraph Park)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Olive</text:p>
          </table:table-cell>
          <table:table-cell office:value-type="float" office:value="5" calcext:value-type="float">
            <text:p>5</text:p>
          </table:table-cell>
          <table:table-cell office:value-type="date" office:date-value="2022-10-29" calcext:value-type="date">
            <text:p>Sat, Oct 29, 22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Fort Lions Community Fish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10-23" calcext:value-type="date">
            <text:p>Sun, Oct 23, 2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er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9" calcext:value-type="float">
            <text:p>9</text:p>
          </table:table-cell>
          <table:table-cell office:value-type="date" office:date-value="2022-10-16" calcext:value-type="date">
            <text:p>Sun, Oct 16, 2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9" calcext:value-type="float">
            <text:p>9</text:p>
          </table:table-cell>
          <table:table-cell office:value-type="date" office:date-value="2022-10-16" calcext:value-type="date">
            <text:p>Sun, Oct 16, 2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ger trout</text:p>
          </table:table-cell>
          <table:table-cell office:value-type="string" calcext:value-type="string">
            <text:p>Fort Lions Community Fish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agon Fly</text:p>
          </table:table-cell>
          <table:table-cell office:value-type="string" calcext:value-type="string">
            <text:p>Olive</text:p>
          </table:table-cell>
          <table:table-cell office:value-type="float" office:value="11" calcext:value-type="float">
            <text:p>11</text:p>
          </table:table-cell>
          <table:table-cell office:value-type="date" office:date-value="2022-10-13" calcext:value-type="date">
            <text:p>Thu, Oct 13, 22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Fort Lions Community Fish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agon Fly</text:p>
          </table:table-cell>
          <table:table-cell office:value-type="string" calcext:value-type="string">
            <text:p>Olive</text:p>
          </table:table-cell>
          <table:table-cell office:value-type="float" office:value="11" calcext:value-type="float">
            <text:p>11</text:p>
          </table:table-cell>
          <table:table-cell office:value-type="date" office:date-value="2022-10-13" calcext:value-type="date">
            <text:p>Thu, Oct 13, 22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Nordegg Borrow Pit East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agon Fly</text:p>
          </table:table-cell>
          <table:table-cell office:value-type="string" calcext:value-type="string">
            <text:p>Olive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30" calcext:value-type="date">
            <text:p>Thu, Jun 30, 2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Nordegg Borrow Pit East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zakawich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30" calcext:value-type="date">
            <text:p>Thu, Jun 30, 22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Nordegg Borrow Pit East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 Boatman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30" calcext:value-type="date">
            <text:p>Thu, Jun 30, 2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Struble Lake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zakawich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29" calcext:value-type="date">
            <text:p>Wed, Jun 29, 22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Twin Lakes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merger</text:p>
          </table:table-cell>
          <table:table-cell office:value-type="string" calcext:value-type="string">
            <text:p>Olive</text:p>
          </table:table-cell>
          <table:table-cell office:value-type="float" office:value="17" calcext:value-type="float">
            <text:p>17</text:p>
          </table:table-cell>
          <table:table-cell office:value-type="date" office:date-value="2022-06-28" calcext:value-type="date">
            <text:p>Tue, Jun 28, 22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ams Parachut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date" office:date-value="2022-06-25" calcext:value-type="date">
            <text:p>Sat, Jun 25, 22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 Ribbed Hare's Ear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date" office:date-value="2022-06-24" calcext:value-type="date">
            <text:p>Fri, Jun 24, 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d Ribbed Hare's Ear</text:p>
          </table:table-cell>
          <table:table-cell office:value-type="string" calcext:value-type="string">
            <text:p>Red</text:p>
          </table:table-cell>
          <table:table-cell office:value-type="float" office:value="16.4" calcext:value-type="float">
            <text:p>16.4</text:p>
          </table:table-cell>
          <table:table-cell office:value-type="date" office:date-value="2022-06-23" calcext:value-type="date">
            <text:p>Thu, Jun 23, 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quito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date" office:date-value="2022-06-22" calcext:value-type="date">
            <text:p>Wed, Jun 22, 22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date" office:date-value="2022-06-21" calcext:value-type="date">
            <text:p>Tue, Jun 21, 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izzly Damsel</text:p>
          </table:table-cell>
          <table:table-cell office:value-type="string" calcext:value-type="string">
            <text:p>Olive</text:p>
          </table:table-cell>
          <table:table-cell office:value-type="float" office:value="16" calcext:value-type="float">
            <text:p>16</text:p>
          </table:table-cell>
          <table:table-cell office:value-type="date" office:date-value="2022-06-17" calcext:value-type="date">
            <text:p>Fri, Jun 17, 2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Boyle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nce Ny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2-06-11" calcext:value-type="date">
            <text:p>Sat, Jun 11, 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easant Tail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date" office:date-value="2022-06-10" calcext:value-type="date">
            <text:p>Fri, Jun 10, 22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easant Tail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date" office:date-value="2022-06-10" calcext:value-type="date">
            <text:p>Fri, Jun 10, 22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d Ribbed Hare's E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2-06-09" calcext:value-type="date">
            <text:p>Thu, Jun 9, 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 Ribbed Hare's Ea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date" office:date-value="2022-06-03" calcext:value-type="date">
            <text:p>Fri, Jun 3, 22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Boyle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ams Parachute</text:p>
          </table:table-cell>
          <table:table-cell office:value-type="string" calcext:value-type="string">
            <text:p>Gray</text:p>
          </table:table-cell>
          <table:table-cell office:value-type="float" office:value="0" calcext:value-type="float">
            <text:p>0</text:p>
          </table:table-cell>
          <table:table-cell office:value-type="date" office:date-value="2021-06-27" calcext:value-type="date">
            <text:p>Sun, Jun 27, 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M65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csv.A1:csv.AMJ1048576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lakes.A1:lakes.B1048576">
          <table:sort>
            <table:sort-by table:field-number="0" table:data-type="automatic"/>
          </table:sort>
        </table:database-range>
        <table:database-range table:name="__Anonymous_Sheet_DB__3" table:target-range-address="fly.A1:fly.AMJ1048576">
          <table:sort>
            <table:sort-by table:field-number="0" table:data-type="automatic"/>
          </table:sort>
        </table:database-range>
        <table:database-range table:name="__Anonymous_Sheet_DB__6" table:target-range-address="to_save.A1:to_save.N23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Gurnett</meta:initial-creator>
    <meta:creation-date>2022-11-22T14:41:00.528674750</meta:creation-date>
    <dc:date>2022-12-18T22:22:50.305698022</dc:date>
    <meta:editing-duration>P1DT44M11S</meta:editing-duration>
    <meta:editing-cycles>7</meta:editing-cycles>
    <meta:generator>LibreOffice/7.3.7.2$Linux_X86_64 LibreOffice_project/30$Build-2</meta:generator>
    <meta:print-date>2022-12-18T17:23:49.940364138</meta:print-date>
    <meta:document-statistic meta:table-count="7" meta:cell-count="2253" meta:object-count="0"/>
  </office:meta>
</office:document-meta>
</file>